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984in"/>
    </style:style>
    <style:style style:name="co2" style:family="table-column">
      <style:table-column-properties fo:break-before="auto" style:column-width="0.3791in"/>
    </style:style>
    <style:style style:name="co3" style:family="table-column">
      <style:table-column-properties fo:break-before="auto" style:column-width="0.2953in"/>
    </style:style>
    <style:style style:name="co4" style:family="table-column">
      <style:table-column-properties fo:break-before="auto" style:column-width="0.4543in"/>
    </style:style>
    <style:style style:name="co5" style:family="table-column">
      <style:table-column-properties fo:break-before="auto" style:column-width="0.3374in"/>
    </style:style>
    <style:style style:name="co6" style:family="table-column">
      <style:table-column-properties fo:break-before="auto" style:column-width="0.3543in"/>
    </style:style>
    <style:style style:name="co7" style:family="table-column">
      <style:table-column-properties fo:break-before="auto" style:column-width="0.2618in"/>
    </style:style>
    <style:style style:name="co8" style:family="table-column">
      <style:table-column-properties fo:break-before="auto" style:column-width="0.3035in"/>
    </style:style>
    <style:style style:name="co9" style:family="table-column">
      <style:table-column-properties fo:break-before="auto" style:column-width="0.387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4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4c7dc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afd095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mtcars_ra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mpg</text:p>
          </table:table-cell>
          <table:table-cell office:value-type="string" calcext:value-type="string">
            <text:p>cyl</text:p>
          </table:table-cell>
          <table:table-cell office:value-type="string" calcext:value-type="string">
            <text:p>disp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rat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qsec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gear</text:p>
          </table:table-cell>
          <table:table-cell office:value-type="string" calcext:value-type="string">
            <text:p>carb</text:p>
          </table:table-cell>
        </table:table-row>
        <table:table-row table:style-name="ro1">
          <table:table-cell office:value-type="string" calcext:value-type="string">
            <text:p>Mazda RX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office:value-type="float" office:value="3.9" calcext:value-type="float">
            <text:p>3.9</text:p>
          </table:table-cell>
          <table:table-cell office:value-type="float" office:value="2.62" calcext:value-type="float">
            <text:p>2.62</text:p>
          </table:table-cell>
          <table:table-cell office:value-type="float" office:value="16.46" calcext:value-type="float">
            <text:p>16.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zda RX4 Wag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office:value-type="float" office:value="3.9" calcext:value-type="float">
            <text:p>3.9</text:p>
          </table:table-cell>
          <table:table-cell office:value-type="float" office:value="2.875" calcext:value-type="float">
            <text:p>2.875</text:p>
          </table:table-cell>
          <table:table-cell office:value-type="float" office:value="17.02" calcext:value-type="float">
            <text:p>17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tsun 710</text:p>
          </table:table-cell>
          <table:table-cell office:value-type="float" office:value="22.8" calcext:value-type="float">
            <text:p>22.8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93" calcext:value-type="float">
            <text:p>93</text:p>
          </table:table-cell>
          <table:table-cell office:value-type="float" office:value="3.85" calcext:value-type="float">
            <text:p>3.85</text:p>
          </table:table-cell>
          <table:table-cell office:value-type="float" office:value="2.32" calcext:value-type="float">
            <text:p>2.32</text:p>
          </table:table-cell>
          <table:table-cell office:value-type="float" office:value="18.61" calcext:value-type="float">
            <text:p>18.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rnet 4 Drive</text:p>
          </table:table-cell>
          <table:table-cell office:value-type="float" office:value="21.4" calcext:value-type="float">
            <text:p>21.4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office:value-type="float" office:value="110" calcext:value-type="float">
            <text:p>110</text:p>
          </table:table-cell>
          <table:table-cell office:value-type="float" office:value="3.08" calcext:value-type="float">
            <text:p>3.08</text:p>
          </table:table-cell>
          <table:table-cell office:value-type="float" office:value="3.215" calcext:value-type="float">
            <text:p>3.215</text:p>
          </table:table-cell>
          <table:table-cell office:value-type="float" office:value="19.44" calcext:value-type="float">
            <text:p>19.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rnet Sportabout</text:p>
          </table:table-cell>
          <table:table-cell office:value-type="float" office:value="18.7" calcext:value-type="float">
            <text:p>18.7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float" office:value="175" calcext:value-type="float">
            <text:p>175</text:p>
          </table:table-cell>
          <table:table-cell office:value-type="float" office:value="3.15" calcext:value-type="float">
            <text:p>3.15</text:p>
          </table:table-cell>
          <table:table-cell office:value-type="float" office:value="3.44" calcext:value-type="float">
            <text:p>3.44</text:p>
          </table:table-cell>
          <table:table-cell office:value-type="float" office:value="17.02" calcext:value-type="float">
            <text:p>17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liant</text:p>
          </table:table-cell>
          <table:table-cell office:value-type="float" office:value="18.1" calcext:value-type="float">
            <text:p>18.1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float" office:value="2.76" calcext:value-type="float">
            <text:p>2.76</text:p>
          </table:table-cell>
          <table:table-cell office:value-type="float" office:value="3.46" calcext:value-type="float">
            <text:p>3.46</text:p>
          </table:table-cell>
          <table:table-cell office:value-type="float" office:value="20.22" calcext:value-type="float">
            <text:p>20.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ster 360</text:p>
          </table:table-cell>
          <table:table-cell office:value-type="float" office:value="14.3" calcext:value-type="float">
            <text:p>14.3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float" office:value="245" calcext:value-type="float">
            <text:p>245</text:p>
          </table:table-cell>
          <table:table-cell office:value-type="float" office:value="3.21" calcext:value-type="float">
            <text:p>3.21</text:p>
          </table:table-cell>
          <table:table-cell office:value-type="float" office:value="3.57" calcext:value-type="float">
            <text:p>3.57</text:p>
          </table:table-cell>
          <table:table-cell office:value-type="float" office:value="15.84" calcext:value-type="float">
            <text:p>15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rc 240D</text:p>
          </table:table-cell>
          <table:table-cell office:value-type="float" office:value="24.4" calcext:value-type="float">
            <text:p>24.4</text:p>
          </table:table-cell>
          <table:table-cell office:value-type="float" office:value="4" calcext:value-type="float">
            <text:p>4</text:p>
          </table:table-cell>
          <table:table-cell office:value-type="float" office:value="146.7" calcext:value-type="float">
            <text:p>146.7</text:p>
          </table:table-cell>
          <table:table-cell office:value-type="float" office:value="62" calcext:value-type="float">
            <text:p>62</text:p>
          </table:table-cell>
          <table:table-cell office:value-type="float" office:value="3.69" calcext:value-type="float">
            <text:p>3.69</text:p>
          </table:table-cell>
          <table:table-cell office:value-type="float" office:value="3.19" calcext:value-type="float">
            <text:p>3.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rc 230</text:p>
          </table:table-cell>
          <table:table-cell office:value-type="float" office:value="22.8" calcext:value-type="float">
            <text:p>22.8</text:p>
          </table:table-cell>
          <table:table-cell office:value-type="float" office:value="4" calcext:value-type="float">
            <text:p>4</text:p>
          </table:table-cell>
          <table:table-cell office:value-type="float" office:value="140.8" calcext:value-type="float">
            <text:p>140.8</text:p>
          </table:table-cell>
          <table:table-cell office:value-type="float" office:value="95" calcext:value-type="float">
            <text:p>95</text:p>
          </table:table-cell>
          <table:table-cell office:value-type="float" office:value="3.92" calcext:value-type="float">
            <text:p>3.92</text:p>
          </table:table-cell>
          <table:table-cell office:value-type="float" office:value="3.15" calcext:value-type="float">
            <text:p>3.15</text:p>
          </table:table-cell>
          <table:table-cell office:value-type="float" office:value="22.9" calcext:value-type="float">
            <text:p>22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rc 280</text:p>
          </table:table-cell>
          <table:table-cell office:value-type="float" office:value="19.2" calcext:value-type="float">
            <text:p>19.2</text:p>
          </table:table-cell>
          <table:table-cell office:value-type="float" office:value="6" calcext:value-type="float">
            <text:p>6</text:p>
          </table:table-cell>
          <table:table-cell office:value-type="float" office:value="167.6" calcext:value-type="float">
            <text:p>167.6</text:p>
          </table:table-cell>
          <table:table-cell office:value-type="float" office:value="123" calcext:value-type="float">
            <text:p>123</text:p>
          </table:table-cell>
          <table:table-cell office:value-type="float" office:value="3.92" calcext:value-type="float">
            <text:p>3.92</text:p>
          </table:table-cell>
          <table:table-cell office:value-type="float" office:value="3.44" calcext:value-type="float">
            <text:p>3.44</text:p>
          </table:table-cell>
          <table:table-cell office:value-type="float" office:value="18.3" calcext:value-type="float">
            <text:p>18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rc 280C</text:p>
          </table:table-cell>
          <table:table-cell office:value-type="float" office:value="17.8" calcext:value-type="float">
            <text:p>17.8</text:p>
          </table:table-cell>
          <table:table-cell office:value-type="float" office:value="6" calcext:value-type="float">
            <text:p>6</text:p>
          </table:table-cell>
          <table:table-cell office:value-type="float" office:value="167.6" calcext:value-type="float">
            <text:p>167.6</text:p>
          </table:table-cell>
          <table:table-cell office:value-type="float" office:value="123" calcext:value-type="float">
            <text:p>123</text:p>
          </table:table-cell>
          <table:table-cell office:value-type="float" office:value="3.92" calcext:value-type="float">
            <text:p>3.92</text:p>
          </table:table-cell>
          <table:table-cell office:value-type="float" office:value="3.44" calcext:value-type="float">
            <text:p>3.44</text:p>
          </table:table-cell>
          <table:table-cell office:value-type="float" office:value="18.9" calcext:value-type="float">
            <text:p>18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rc 450SE</text:p>
          </table:table-cell>
          <table:table-cell office:value-type="float" office:value="16.4" calcext:value-type="float">
            <text:p>16.4</text:p>
          </table:table-cell>
          <table:table-cell office:value-type="float" office:value="8" calcext:value-type="float">
            <text:p>8</text:p>
          </table:table-cell>
          <table:table-cell office:value-type="float" office:value="275.8" calcext:value-type="float">
            <text:p>275.8</text:p>
          </table:table-cell>
          <table:table-cell office:value-type="float" office:value="180" calcext:value-type="float">
            <text:p>180</text:p>
          </table:table-cell>
          <table:table-cell office:value-type="float" office:value="3.07" calcext:value-type="float">
            <text:p>3.07</text:p>
          </table:table-cell>
          <table:table-cell office:value-type="float" office:value="4.07" calcext:value-type="float">
            <text:p>4.07</text:p>
          </table:table-cell>
          <table:table-cell office:value-type="float" office:value="17.4" calcext:value-type="float">
            <text:p>17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rc 450SL</text:p>
          </table:table-cell>
          <table:table-cell office:value-type="float" office:value="17.3" calcext:value-type="float">
            <text:p>17.3</text:p>
          </table:table-cell>
          <table:table-cell office:value-type="float" office:value="8" calcext:value-type="float">
            <text:p>8</text:p>
          </table:table-cell>
          <table:table-cell office:value-type="float" office:value="275.8" calcext:value-type="float">
            <text:p>275.8</text:p>
          </table:table-cell>
          <table:table-cell office:value-type="float" office:value="180" calcext:value-type="float">
            <text:p>180</text:p>
          </table:table-cell>
          <table:table-cell office:value-type="float" office:value="3.07" calcext:value-type="float">
            <text:p>3.07</text:p>
          </table:table-cell>
          <table:table-cell office:value-type="float" office:value="3.73" calcext:value-type="float">
            <text:p>3.73</text:p>
          </table:table-cell>
          <table:table-cell office:value-type="float" office:value="17.6" calcext:value-type="float">
            <text:p>17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rc 450SLC</text:p>
          </table:table-cell>
          <table:table-cell office:value-type="float" office:value="15.2" calcext:value-type="float">
            <text:p>15.2</text:p>
          </table:table-cell>
          <table:table-cell office:value-type="float" office:value="8" calcext:value-type="float">
            <text:p>8</text:p>
          </table:table-cell>
          <table:table-cell office:value-type="float" office:value="275.8" calcext:value-type="float">
            <text:p>275.8</text:p>
          </table:table-cell>
          <table:table-cell office:value-type="float" office:value="180" calcext:value-type="float">
            <text:p>180</text:p>
          </table:table-cell>
          <table:table-cell office:value-type="float" office:value="3.07" calcext:value-type="float">
            <text:p>3.07</text:p>
          </table:table-cell>
          <table:table-cell office:value-type="float" office:value="3.78" calcext:value-type="float">
            <text:p>3.7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dillac Fleetwood</text:p>
          </table:table-cell>
          <table:table-cell office:value-type="float" office:value="10.4" calcext:value-type="float">
            <text:p>10.4</text:p>
          </table:table-cell>
          <table:table-cell office:value-type="float" office:value="8" calcext:value-type="float">
            <text:p>8</text:p>
          </table:table-cell>
          <table:table-cell office:value-type="float" office:value="472" calcext:value-type="float">
            <text:p>472</text:p>
          </table:table-cell>
          <table:table-cell office:value-type="float" office:value="205" calcext:value-type="float">
            <text:p>205</text:p>
          </table:table-cell>
          <table:table-cell office:value-type="float" office:value="2.93" calcext:value-type="float">
            <text:p>2.93</text:p>
          </table:table-cell>
          <table:table-cell office:value-type="float" office:value="5.25" calcext:value-type="float">
            <text:p>5.25</text:p>
          </table:table-cell>
          <table:table-cell office:value-type="float" office:value="17.98" calcext:value-type="float">
            <text:p>17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ncoln Continental</text:p>
          </table:table-cell>
          <table:table-cell office:value-type="float" office:value="10.4" calcext:value-type="float">
            <text:p>10.4</text:p>
          </table:table-cell>
          <table:table-cell office:value-type="float" office:value="8" calcext:value-type="float">
            <text:p>8</text:p>
          </table:table-cell>
          <table:table-cell office:value-type="float" office:value="460" calcext:value-type="float">
            <text:p>460</text:p>
          </table:table-cell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float" office:value="5.424" calcext:value-type="float">
            <text:p>5.424</text:p>
          </table:table-cell>
          <table:table-cell office:value-type="float" office:value="17.82" calcext:value-type="float">
            <text:p>17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rysler Imperial</text:p>
          </table:table-cell>
          <table:table-cell office:value-type="float" office:value="14.7" calcext:value-type="float">
            <text:p>14.7</text:p>
          </table:table-cell>
          <table:table-cell office:value-type="float" office:value="8" calcext:value-type="float">
            <text:p>8</text:p>
          </table:table-cell>
          <table:table-cell office:value-type="float" office:value="440" calcext:value-type="float">
            <text:p>440</text:p>
          </table:table-cell>
          <table:table-cell office:value-type="float" office:value="230" calcext:value-type="float">
            <text:p>230</text:p>
          </table:table-cell>
          <table:table-cell office:value-type="float" office:value="3.23" calcext:value-type="float">
            <text:p>3.23</text:p>
          </table:table-cell>
          <table:table-cell office:value-type="float" office:value="5.345" calcext:value-type="float">
            <text:p>5.345</text:p>
          </table:table-cell>
          <table:table-cell office:value-type="float" office:value="17.42" calcext:value-type="float">
            <text:p>17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at 128</text:p>
          </table:table-cell>
          <table:table-cell office:value-type="float" office:value="32.4" calcext:value-type="float">
            <text:p>32.4</text:p>
          </table:table-cell>
          <table:table-cell office:value-type="float" office:value="4" calcext:value-type="float">
            <text:p>4</text:p>
          </table:table-cell>
          <table:table-cell office:value-type="float" office:value="78.7" calcext:value-type="float">
            <text:p>78.7</text:p>
          </table:table-cell>
          <table:table-cell office:value-type="float" office:value="66" calcext:value-type="float">
            <text:p>66</text:p>
          </table:table-cell>
          <table:table-cell office:value-type="float" office:value="4.08" calcext:value-type="float">
            <text:p>4.08</text:p>
          </table:table-cell>
          <table:table-cell office:value-type="float" office:value="2.2" calcext:value-type="float">
            <text:p>2.2</text:p>
          </table:table-cell>
          <table:table-cell office:value-type="float" office:value="19.47" calcext:value-type="float">
            <text:p>19.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nda Civic</text:p>
          </table:table-cell>
          <table:table-cell office:value-type="float" office:value="30.4" calcext:value-type="float">
            <text:p>30.4</text:p>
          </table:table-cell>
          <table:table-cell office:value-type="float" office:value="4" calcext:value-type="float">
            <text:p>4</text:p>
          </table:table-cell>
          <table:table-cell office:value-type="float" office:value="75.7" calcext:value-type="float">
            <text:p>75.7</text:p>
          </table:table-cell>
          <table:table-cell office:value-type="float" office:value="52" calcext:value-type="float">
            <text:p>52</text:p>
          </table:table-cell>
          <table:table-cell office:value-type="float" office:value="4.93" calcext:value-type="float">
            <text:p>4.93</text:p>
          </table:table-cell>
          <table:table-cell office:value-type="float" office:value="1.615" calcext:value-type="float">
            <text:p>1.615</text:p>
          </table:table-cell>
          <table:table-cell office:value-type="float" office:value="18.52" calcext:value-type="float">
            <text:p>18.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yota Corolla</text:p>
          </table:table-cell>
          <table:table-cell office:value-type="float" office:value="33.9" calcext:value-type="float">
            <text:p>33.9</text:p>
          </table:table-cell>
          <table:table-cell office:value-type="float" office:value="4" calcext:value-type="float">
            <text:p>4</text:p>
          </table:table-cell>
          <table:table-cell office:value-type="float" office:value="71.1" calcext:value-type="float">
            <text:p>71.1</text:p>
          </table:table-cell>
          <table:table-cell office:value-type="float" office:value="65" calcext:value-type="float">
            <text:p>65</text:p>
          </table:table-cell>
          <table:table-cell office:value-type="float" office:value="4.22" calcext:value-type="float">
            <text:p>4.22</text:p>
          </table:table-cell>
          <table:table-cell office:value-type="float" office:value="1.835" calcext:value-type="float">
            <text:p>1.835</text:p>
          </table:table-cell>
          <table:table-cell office:value-type="float" office:value="19.9" calcext:value-type="float">
            <text:p>1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yota Corona</text:p>
          </table:table-cell>
          <table:table-cell office:value-type="float" office:value="21.5" calcext:value-type="float">
            <text:p>21.5</text:p>
          </table:table-cell>
          <table:table-cell office:value-type="float" office:value="4" calcext:value-type="float">
            <text:p>4</text:p>
          </table:table-cell>
          <table:table-cell office:value-type="float" office:value="120.1" calcext:value-type="float">
            <text:p>120.1</text:p>
          </table:table-cell>
          <table:table-cell office:value-type="float" office:value="97" calcext:value-type="float">
            <text:p>97</text:p>
          </table:table-cell>
          <table:table-cell office:value-type="float" office:value="3.7" calcext:value-type="float">
            <text:p>3.7</text:p>
          </table:table-cell>
          <table:table-cell office:value-type="float" office:value="2.465" calcext:value-type="float">
            <text:p>2.465</text:p>
          </table:table-cell>
          <table:table-cell office:value-type="float" office:value="20.01" calcext:value-type="float">
            <text:p>2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dge Challenger</text:p>
          </table:table-cell>
          <table:table-cell office:value-type="float" office:value="15.5" calcext:value-type="float">
            <text:p>15.5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2.76" calcext:value-type="float">
            <text:p>2.76</text:p>
          </table:table-cell>
          <table:table-cell office:value-type="float" office:value="3.52" calcext:value-type="float">
            <text:p>3.52</text:p>
          </table:table-cell>
          <table:table-cell office:value-type="float" office:value="16.87" calcext:value-type="float">
            <text:p>16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C Javelin</text:p>
          </table:table-cell>
          <table:table-cell office:value-type="float" office:value="15.2" calcext:value-type="float">
            <text:p>15.2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150" calcext:value-type="float">
            <text:p>150</text:p>
          </table:table-cell>
          <table:table-cell office:value-type="float" office:value="3.15" calcext:value-type="float">
            <text:p>3.15</text:p>
          </table:table-cell>
          <table:table-cell office:value-type="float" office:value="3.435" calcext:value-type="float">
            <text:p>3.435</text:p>
          </table:table-cell>
          <table:table-cell office:value-type="float" office:value="17.3" calcext:value-type="float">
            <text:p>1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maro Z28</text:p>
          </table:table-cell>
          <table:table-cell office:value-type="float" office:value="13.3" calcext:value-type="float">
            <text:p>13.3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245" calcext:value-type="float">
            <text:p>245</text:p>
          </table:table-cell>
          <table:table-cell office:value-type="float" office:value="3.73" calcext:value-type="float">
            <text:p>3.73</text:p>
          </table:table-cell>
          <table:table-cell office:value-type="float" office:value="3.84" calcext:value-type="float">
            <text:p>3.84</text:p>
          </table:table-cell>
          <table:table-cell office:value-type="float" office:value="15.41" calcext:value-type="float">
            <text:p>15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ntiac Firebird</text:p>
          </table:table-cell>
          <table:table-cell office:value-type="float" office:value="19.2" calcext:value-type="float">
            <text:p>19.2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75" calcext:value-type="float">
            <text:p>175</text:p>
          </table:table-cell>
          <table:table-cell office:value-type="float" office:value="3.08" calcext:value-type="float">
            <text:p>3.08</text:p>
          </table:table-cell>
          <table:table-cell office:value-type="float" office:value="3.845" calcext:value-type="float">
            <text:p>3.845</text:p>
          </table:table-cell>
          <table:table-cell office:value-type="float" office:value="17.05" calcext:value-type="float">
            <text:p>17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at X1-9</text:p>
          </table:table-cell>
          <table:table-cell office:value-type="float" office:value="27.3" calcext:value-type="float">
            <text:p>27.3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4.08" calcext:value-type="float">
            <text:p>4.08</text:p>
          </table:table-cell>
          <table:table-cell office:value-type="float" office:value="1.935" calcext:value-type="float">
            <text:p>1.935</text:p>
          </table:table-cell>
          <table:table-cell office:value-type="float" office:value="18.9" calcext:value-type="float">
            <text:p>18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sche 914-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20.3" calcext:value-type="float">
            <text:p>120.3</text:p>
          </table:table-cell>
          <table:table-cell office:value-type="float" office:value="91" calcext:value-type="float">
            <text:p>91</text:p>
          </table:table-cell>
          <table:table-cell office:value-type="float" office:value="4.43" calcext:value-type="float">
            <text:p>4.43</text:p>
          </table:table-cell>
          <table:table-cell office:value-type="float" office:value="2.14" calcext:value-type="float">
            <text:p>2.14</text:p>
          </table:table-cell>
          <table:table-cell office:value-type="float" office:value="16.7" calcext:value-type="float">
            <text:p>16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tus Europa</text:p>
          </table:table-cell>
          <table:table-cell office:value-type="float" office:value="30.4" calcext:value-type="float">
            <text:p>30.4</text:p>
          </table:table-cell>
          <table:table-cell office:value-type="float" office:value="4" calcext:value-type="float">
            <text:p>4</text:p>
          </table:table-cell>
          <table:table-cell office:value-type="float" office:value="95.1" calcext:value-type="float">
            <text:p>95.1</text:p>
          </table:table-cell>
          <table:table-cell office:value-type="float" office:value="113" calcext:value-type="float">
            <text:p>113</text:p>
          </table:table-cell>
          <table:table-cell office:value-type="float" office:value="3.77" calcext:value-type="float">
            <text:p>3.77</text:p>
          </table:table-cell>
          <table:table-cell office:value-type="float" office:value="1.513" calcext:value-type="float">
            <text:p>1.513</text:p>
          </table:table-cell>
          <table:table-cell office:value-type="float" office:value="16.9" calcext:value-type="float">
            <text:p>16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d Pantera L</text:p>
          </table:table-cell>
          <table:table-cell office:value-type="float" office:value="15.8" calcext:value-type="float">
            <text:p>15.8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264" calcext:value-type="float">
            <text:p>264</text:p>
          </table:table-cell>
          <table:table-cell office:value-type="float" office:value="4.22" calcext:value-type="float">
            <text:p>4.22</text:p>
          </table:table-cell>
          <table:table-cell office:value-type="float" office:value="3.17" calcext:value-type="float">
            <text:p>3.17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errari Dino</text:p>
          </table:table-cell>
          <table:table-cell office:value-type="float" office:value="19.7" calcext:value-type="float">
            <text:p>19.7</text:p>
          </table:table-cell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office:value-type="float" office:value="175" calcext:value-type="float">
            <text:p>175</text:p>
          </table:table-cell>
          <table:table-cell office:value-type="float" office:value="3.62" calcext:value-type="float">
            <text:p>3.62</text:p>
          </table:table-cell>
          <table:table-cell office:value-type="float" office:value="2.77" calcext:value-type="float">
            <text:p>2.77</text:p>
          </table:table-cell>
          <table:table-cell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serati Bora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.54" calcext:value-type="float">
            <text:p>3.54</text:p>
          </table:table-cell>
          <table:table-cell office:value-type="float" office:value="3.57" calcext:value-type="float">
            <text:p>3.57</text:p>
          </table:table-cell>
          <table:table-cell office:value-type="float" office:value="14.6" calcext:value-type="float">
            <text:p>14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olvo 142E</text:p>
          </table:table-cell>
          <table:table-cell office:value-type="float" office:value="21.4" calcext:value-type="float">
            <text:p>21.4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09" calcext:value-type="float">
            <text:p>109</text:p>
          </table:table-cell>
          <table:table-cell office:value-type="float" office:value="4.11" calcext:value-type="float">
            <text:p>4.11</text:p>
          </table:table-cell>
          <table:table-cell office:value-type="float" office:value="2.78" calcext:value-type="float">
            <text:p>2.78</text:p>
          </table:table-cell>
          <table:table-cell office:value-type="float" office:value="18.6" calcext:value-type="float">
            <text:p>18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</table:table>
      <table:table table:name="mtcars_2_analysi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4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3" office:value-type="string" calcext:value-type="string">
            <text:p>mpg</text:p>
          </table:table-cell>
          <table:table-cell table:style-name="ce3" office:value-type="string" calcext:value-type="string">
            <text:p>cyl</text:p>
          </table:table-cell>
          <table:table-cell table:style-name="ce3" office:value-type="string" calcext:value-type="string">
            <text:p>disp</text:p>
          </table:table-cell>
          <table:table-cell table:style-name="ce3" office:value-type="string" calcext:value-type="string">
            <text:p>hp</text:p>
          </table:table-cell>
          <table:table-cell table:style-name="ce3" office:value-type="string" calcext:value-type="string">
            <text:p>drat</text:p>
          </table:table-cell>
          <table:table-cell table:style-name="ce3" office:value-type="string" calcext:value-type="string">
            <text:p>wt</text:p>
          </table:table-cell>
          <table:table-cell table:style-name="ce3" office:value-type="string" calcext:value-type="string">
            <text:p>qsec</text:p>
          </table:table-cell>
          <table:table-cell table:style-name="ce3" office:value-type="string" calcext:value-type="string">
            <text:p>vs</text:p>
          </table:table-cell>
          <table:table-cell table:style-name="ce3" office:value-type="string" calcext:value-type="string">
            <text:p>am</text:p>
          </table:table-cell>
          <table:table-cell table:style-name="ce3" office:value-type="string" calcext:value-type="string">
            <text:p>gear</text:p>
          </table:table-cell>
          <table:table-cell table:style-name="ce3" office:value-type="string" calcext:value-type="string">
            <text:p>carb</text:p>
          </table:table-cell>
          <table:table-cell/>
          <table:table-cell table:style-name="ce3" office:value-type="string" calcext:value-type="string">
            <text:p>Descriptive Statistics</text:p>
          </table:table-cell>
          <table:table-cell table:style-name="ce4" office:value-type="string" calcext:value-type="string">
            <text:p><text:span text:style-name="T1">model</text:span></text:p>
          </table:table-cell>
          <table:table-cell table:style-name="ce4" office:value-type="string" calcext:value-type="string">
            <text:p><text:span text:style-name="T1">mpg</text:span></text:p>
          </table:table-cell>
          <table:table-cell table:style-name="ce4" office:value-type="string" calcext:value-type="string">
            <text:p><text:span text:style-name="T1">cyl</text:span></text:p>
          </table:table-cell>
          <table:table-cell table:style-name="ce4" office:value-type="string" calcext:value-type="string">
            <text:p><text:span text:style-name="T1">disp</text:span></text:p>
          </table:table-cell>
          <table:table-cell table:style-name="ce4" office:value-type="string" calcext:value-type="string">
            <text:p><text:span text:style-name="T1">hp</text:span></text:p>
          </table:table-cell>
          <table:table-cell table:style-name="ce4" office:value-type="string" calcext:value-type="string">
            <text:p><text:span text:style-name="T1">drat</text:span></text:p>
          </table:table-cell>
          <table:table-cell table:style-name="ce4" office:value-type="string" calcext:value-type="string">
            <text:p><text:span text:style-name="T1">wt</text:span></text:p>
          </table:table-cell>
          <table:table-cell table:style-name="ce4" office:value-type="string" calcext:value-type="string">
            <text:p><text:span text:style-name="T1">qsec</text:span></text:p>
          </table:table-cell>
          <table:table-cell table:style-name="ce4" office:value-type="string" calcext:value-type="string">
            <text:p><text:span text:style-name="T1">vs</text:span></text:p>
          </table:table-cell>
          <table:table-cell table:style-name="ce4" office:value-type="string" calcext:value-type="string">
            <text:p><text:span text:style-name="T1">am</text:span></text:p>
          </table:table-cell>
          <table:table-cell table:style-name="ce4" office:value-type="string" calcext:value-type="string">
            <text:p><text:span text:style-name="T1">gear</text:span></text:p>
          </table:table-cell>
          <table:table-cell table:style-name="ce4" office:value-type="string" calcext:value-type="string">
            <text:p><text:span text:style-name="T1">carb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da RX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office:value-type="float" office:value="3.9" calcext:value-type="float">
            <text:p>3.9</text:p>
          </table:table-cell>
          <table:table-cell office:value-type="float" office:value="2.62" calcext:value-type="float">
            <text:p>2.62</text:p>
          </table:table-cell>
          <table:table-cell office:value-type="float" office:value="16.46" calcext:value-type="float">
            <text:p>16.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Mean</text:p>
          </table:table-cell>
          <table:table-cell table:formula="of:=AVERAGE([.$A$1:.$A$33])" office:value-type="string" office:string-value="" calcext:value-type="error">
            <text:p>#DIV/0!</text:p>
          </table:table-cell>
          <table:table-cell table:formula="of:=AVERAGE([.$B$1:.$B$33])" office:value-type="float" office:value="20.090625" calcext:value-type="float">
            <text:p>20.090625</text:p>
          </table:table-cell>
          <table:table-cell table:formula="of:=AVERAGE([.$C$1:.$C$33])" office:value-type="float" office:value="6.1875" calcext:value-type="float">
            <text:p>6.1875</text:p>
          </table:table-cell>
          <table:table-cell table:formula="of:=AVERAGE([.$D$1:.$D$33])" office:value-type="float" office:value="230.721875" calcext:value-type="float">
            <text:p>230.721875</text:p>
          </table:table-cell>
          <table:table-cell table:formula="of:=AVERAGE([.$E$1:.$E$33])" office:value-type="float" office:value="146.6875" calcext:value-type="float">
            <text:p>146.6875</text:p>
          </table:table-cell>
          <table:table-cell table:formula="of:=AVERAGE([.$F$1:.$F$33])" office:value-type="float" office:value="3.5965625" calcext:value-type="float">
            <text:p>3.5965625</text:p>
          </table:table-cell>
          <table:table-cell table:formula="of:=AVERAGE([.$G$1:.$G$33])" office:value-type="float" office:value="3.21725" calcext:value-type="float">
            <text:p>3.21725</text:p>
          </table:table-cell>
          <table:table-cell table:formula="of:=AVERAGE([.$H$1:.$H$33])" office:value-type="float" office:value="17.84875" calcext:value-type="float">
            <text:p>17.84875</text:p>
          </table:table-cell>
          <table:table-cell table:formula="of:=AVERAGE([.$I$1:.$I$33])" office:value-type="float" office:value="0.4375" calcext:value-type="float">
            <text:p>0.4375</text:p>
          </table:table-cell>
          <table:table-cell table:formula="of:=AVERAGE([.$J$1:.$J$33])" office:value-type="float" office:value="0.40625" calcext:value-type="float">
            <text:p>0.40625</text:p>
          </table:table-cell>
          <table:table-cell table:formula="of:=AVERAGE([.$K$1:.$K$33])" office:value-type="float" office:value="3.6875" calcext:value-type="float">
            <text:p>3.6875</text:p>
          </table:table-cell>
          <table:table-cell table:formula="of:=AVERAGE([.$L$1:.$L$33])" office:value-type="float" office:value="2.8125" calcext:value-type="float">
            <text:p>2.8125</text:p>
          </table:table-cell>
          <table:table-cell/>
          <table:table-cell>
            <draw:frame draw:z-index="0" draw:style-name="gr1" draw:text-style-name="P1" svg:width="6.2988in" svg:height="3.5429in" svg:x="0.002in" svg:y="0.0087in">
              <draw:object draw:notify-on-update-of-ranges="mtcars_2_analysis.C1:mtcars_2_analysis.C1 mtcars_2_analysis.C2:mtcars_2_analysis.C33 mtcars_2_analysis.D1:mtcars_2_analysis.D1 mtcars_2_analysis.D2:mtcars_2_analysis.D3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Mazda RX4 Wag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office:value-type="float" office:value="3.9" calcext:value-type="float">
            <text:p>3.9</text:p>
          </table:table-cell>
          <table:table-cell office:value-type="float" office:value="2.875" calcext:value-type="float">
            <text:p>2.875</text:p>
          </table:table-cell>
          <table:table-cell office:value-type="float" office:value="17.02" calcext:value-type="float">
            <text:p>17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A$1:.$A$33])/COUNT([.$A$1:.$A$33]))" office:value-type="string" office:string-value="" calcext:value-type="error">
            <text:p>#DIV/0!</text:p>
          </table:table-cell>
          <table:table-cell table:formula="of:=SQRT(VAR([.$B$1:.$B$33])/COUNT([.$B$1:.$B$33]))" office:value-type="float" office:value="1.06542395937281" calcext:value-type="float">
            <text:p>1.06542395937281</text:p>
          </table:table-cell>
          <table:table-cell table:formula="of:=SQRT(VAR([.$C$1:.$C$33])/COUNT([.$C$1:.$C$33]))" office:value-type="float" office:value="0.315709326805937" calcext:value-type="float">
            <text:p>0.315709326805937</text:p>
          </table:table-cell>
          <table:table-cell table:formula="of:=SQRT(VAR([.$D$1:.$D$33])/COUNT([.$D$1:.$D$33]))" office:value-type="float" office:value="21.9094727148934" calcext:value-type="float">
            <text:p>21.9094727148934</text:p>
          </table:table-cell>
          <table:table-cell table:formula="of:=SQRT(VAR([.$E$1:.$E$33])/COUNT([.$E$1:.$E$33]))" office:value-type="float" office:value="12.1203173116" calcext:value-type="float">
            <text:p>12.1203173116</text:p>
          </table:table-cell>
          <table:table-cell table:formula="of:=SQRT(VAR([.$F$1:.$F$33])/COUNT([.$F$1:.$F$33]))" office:value-type="float" office:value="0.0945187400080091" calcext:value-type="float">
            <text:p>0.0945187400080091</text:p>
          </table:table-cell>
          <table:table-cell table:formula="of:=SQRT(VAR([.$G$1:.$G$33])/COUNT([.$G$1:.$G$33]))" office:value-type="float" office:value="0.172968473260116" calcext:value-type="float">
            <text:p>0.172968473260116</text:p>
          </table:table-cell>
          <table:table-cell table:formula="of:=SQRT(VAR([.$H$1:.$H$33])/COUNT([.$H$1:.$H$33]))" office:value-type="float" office:value="0.315889919959878" calcext:value-type="float">
            <text:p>0.315889919959878</text:p>
          </table:table-cell>
          <table:table-cell table:formula="of:=SQRT(VAR([.$I$1:.$I$33])/COUNT([.$I$1:.$I$33]))" office:value-type="float" office:value="0.0890983056209047" calcext:value-type="float">
            <text:p>0.0890983056209047</text:p>
          </table:table-cell>
          <table:table-cell table:formula="of:=SQRT(VAR([.$J$1:.$J$33])/COUNT([.$J$1:.$J$33]))" office:value-type="float" office:value="0.0882099653319905" calcext:value-type="float">
            <text:p>0.0882099653319905</text:p>
          </table:table-cell>
          <table:table-cell table:formula="of:=SQRT(VAR([.$K$1:.$K$33])/COUNT([.$K$1:.$K$33]))" office:value-type="float" office:value="0.130426564432547" calcext:value-type="float">
            <text:p>0.130426564432547</text:p>
          </table:table-cell>
          <table:table-cell table:formula="of:=SQRT(VAR([.$L$1:.$L$33])/COUNT([.$L$1:.$L$33]))" office:value-type="float" office:value="0.285529714288961" calcext:value-type="float">
            <text:p>0.285529714288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sun 710</text:p>
          </table:table-cell>
          <table:table-cell office:value-type="float" office:value="22.8" calcext:value-type="float">
            <text:p>22.8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93" calcext:value-type="float">
            <text:p>93</text:p>
          </table:table-cell>
          <table:table-cell office:value-type="float" office:value="3.85" calcext:value-type="float">
            <text:p>3.85</text:p>
          </table:table-cell>
          <table:table-cell office:value-type="float" office:value="2.32" calcext:value-type="float">
            <text:p>2.32</text:p>
          </table:table-cell>
          <table:table-cell office:value-type="float" office:value="18.61" calcext:value-type="float">
            <text:p>18.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de</text:p>
          </table:table-cell>
          <table:table-cell table:formula="of:=MODE([.$A$1:.$A$33])" office:value-type="string" office:string-value="" calcext:value-type="error">
            <text:p>#VALUE!</text:p>
          </table:table-cell>
          <table:table-cell table:formula="of:=MODE([.$B$1:.$B$33])" office:value-type="float" office:value="10.4" calcext:value-type="float">
            <text:p>10.4</text:p>
          </table:table-cell>
          <table:table-cell table:formula="of:=MODE([.$C$1:.$C$33])" office:value-type="float" office:value="8" calcext:value-type="float">
            <text:p>8</text:p>
          </table:table-cell>
          <table:table-cell table:formula="of:=MODE([.$D$1:.$D$33])" office:value-type="float" office:value="275.8" calcext:value-type="float">
            <text:p>275.8</text:p>
          </table:table-cell>
          <table:table-cell table:formula="of:=MODE([.$E$1:.$E$33])" office:value-type="float" office:value="110" calcext:value-type="float">
            <text:p>110</text:p>
          </table:table-cell>
          <table:table-cell table:formula="of:=MODE([.$F$1:.$F$33])" office:value-type="float" office:value="3.07" calcext:value-type="float">
            <text:p>3.07</text:p>
          </table:table-cell>
          <table:table-cell table:formula="of:=MODE([.$G$1:.$G$33])" office:value-type="float" office:value="3.44" calcext:value-type="float">
            <text:p>3.44</text:p>
          </table:table-cell>
          <table:table-cell table:formula="of:=MODE([.$H$1:.$H$33])" office:value-type="float" office:value="17.02" calcext:value-type="float">
            <text:p>17.02</text:p>
          </table:table-cell>
          <table:table-cell table:formula="of:=MODE([.$I$1:.$I$33])" office:value-type="float" office:value="0" calcext:value-type="float">
            <text:p>0</text:p>
          </table:table-cell>
          <table:table-cell table:formula="of:=MODE([.$J$1:.$J$33])" office:value-type="float" office:value="0" calcext:value-type="float">
            <text:p>0</text:p>
          </table:table-cell>
          <table:table-cell table:formula="of:=MODE([.$K$1:.$K$33])" office:value-type="float" office:value="3" calcext:value-type="float">
            <text:p>3</text:p>
          </table:table-cell>
          <table:table-cell table:formula="of:=MODE([.$L$1:.$L$33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et 4 Drive</text:p>
          </table:table-cell>
          <table:table-cell office:value-type="float" office:value="21.4" calcext:value-type="float">
            <text:p>21.4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office:value-type="float" office:value="110" calcext:value-type="float">
            <text:p>110</text:p>
          </table:table-cell>
          <table:table-cell office:value-type="float" office:value="3.08" calcext:value-type="float">
            <text:p>3.08</text:p>
          </table:table-cell>
          <table:table-cell office:value-type="float" office:value="3.215" calcext:value-type="float">
            <text:p>3.215</text:p>
          </table:table-cell>
          <table:table-cell office:value-type="float" office:value="19.44" calcext:value-type="float">
            <text:p>19.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dian</text:p>
          </table:table-cell>
          <table:table-cell table:formula="of:=MEDIAN([.$A$1:.$A$33])" office:value-type="string" office:string-value="" calcext:value-type="error">
            <text:p>#VALUE!</text:p>
          </table:table-cell>
          <table:table-cell table:formula="of:=MEDIAN([.$B$1:.$B$33])" office:value-type="float" office:value="19.2" calcext:value-type="float">
            <text:p>19.2</text:p>
          </table:table-cell>
          <table:table-cell table:formula="of:=MEDIAN([.$C$1:.$C$33])" office:value-type="float" office:value="6" calcext:value-type="float">
            <text:p>6</text:p>
          </table:table-cell>
          <table:table-cell table:formula="of:=MEDIAN([.$D$1:.$D$33])" office:value-type="float" office:value="196.3" calcext:value-type="float">
            <text:p>196.3</text:p>
          </table:table-cell>
          <table:table-cell table:formula="of:=MEDIAN([.$E$1:.$E$33])" office:value-type="float" office:value="123" calcext:value-type="float">
            <text:p>123</text:p>
          </table:table-cell>
          <table:table-cell table:formula="of:=MEDIAN([.$F$1:.$F$33])" office:value-type="float" office:value="3.695" calcext:value-type="float">
            <text:p>3.695</text:p>
          </table:table-cell>
          <table:table-cell table:formula="of:=MEDIAN([.$G$1:.$G$33])" office:value-type="float" office:value="3.325" calcext:value-type="float">
            <text:p>3.325</text:p>
          </table:table-cell>
          <table:table-cell table:formula="of:=MEDIAN([.$H$1:.$H$33])" office:value-type="float" office:value="17.71" calcext:value-type="float">
            <text:p>17.71</text:p>
          </table:table-cell>
          <table:table-cell table:formula="of:=MEDIAN([.$I$1:.$I$33])" office:value-type="float" office:value="0" calcext:value-type="float">
            <text:p>0</text:p>
          </table:table-cell>
          <table:table-cell table:formula="of:=MEDIAN([.$J$1:.$J$33])" office:value-type="float" office:value="0" calcext:value-type="float">
            <text:p>0</text:p>
          </table:table-cell>
          <table:table-cell table:formula="of:=MEDIAN([.$K$1:.$K$33])" office:value-type="float" office:value="4" calcext:value-type="float">
            <text:p>4</text:p>
          </table:table-cell>
          <table:table-cell table:formula="of:=MEDIAN([.$L$1:.$L$33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et Sportabout</text:p>
          </table:table-cell>
          <table:table-cell office:value-type="float" office:value="18.7" calcext:value-type="float">
            <text:p>18.7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float" office:value="175" calcext:value-type="float">
            <text:p>175</text:p>
          </table:table-cell>
          <table:table-cell office:value-type="float" office:value="3.15" calcext:value-type="float">
            <text:p>3.15</text:p>
          </table:table-cell>
          <table:table-cell office:value-type="float" office:value="3.44" calcext:value-type="float">
            <text:p>3.44</text:p>
          </table:table-cell>
          <table:table-cell office:value-type="float" office:value="17.02" calcext:value-type="float">
            <text:p>17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A$1:.$A$33]; 1)" office:value-type="string" office:string-value="" calcext:value-type="error">
            <text:p>#VALUE!</text:p>
          </table:table-cell>
          <table:table-cell table:formula="of:=QUARTILE([.$B$1:.$B$33]; 1)" office:value-type="float" office:value="15.425" calcext:value-type="float">
            <text:p>15.425</text:p>
          </table:table-cell>
          <table:table-cell table:formula="of:=QUARTILE([.$C$1:.$C$33]; 1)" office:value-type="float" office:value="4" calcext:value-type="float">
            <text:p>4</text:p>
          </table:table-cell>
          <table:table-cell table:formula="of:=QUARTILE([.$D$1:.$D$33]; 1)" office:value-type="float" office:value="120.825" calcext:value-type="float">
            <text:p>120.825</text:p>
          </table:table-cell>
          <table:table-cell table:formula="of:=QUARTILE([.$E$1:.$E$33]; 1)" office:value-type="float" office:value="96.5" calcext:value-type="float">
            <text:p>96.5</text:p>
          </table:table-cell>
          <table:table-cell table:formula="of:=QUARTILE([.$F$1:.$F$33]; 1)" office:value-type="float" office:value="3.08" calcext:value-type="float">
            <text:p>3.08</text:p>
          </table:table-cell>
          <table:table-cell table:formula="of:=QUARTILE([.$G$1:.$G$33]; 1)" office:value-type="float" office:value="2.58125" calcext:value-type="float">
            <text:p>2.58125</text:p>
          </table:table-cell>
          <table:table-cell table:formula="of:=QUARTILE([.$H$1:.$H$33]; 1)" office:value-type="float" office:value="16.8925" calcext:value-type="float">
            <text:p>16.8925</text:p>
          </table:table-cell>
          <table:table-cell table:formula="of:=QUARTILE([.$I$1:.$I$33]; 1)" office:value-type="float" office:value="0" calcext:value-type="float">
            <text:p>0</text:p>
          </table:table-cell>
          <table:table-cell table:formula="of:=QUARTILE([.$J$1:.$J$33]; 1)" office:value-type="float" office:value="0" calcext:value-type="float">
            <text:p>0</text:p>
          </table:table-cell>
          <table:table-cell table:formula="of:=QUARTILE([.$K$1:.$K$33]; 1)" office:value-type="float" office:value="3" calcext:value-type="float">
            <text:p>3</text:p>
          </table:table-cell>
          <table:table-cell table:formula="of:=QUARTILE([.$L$1:.$L$33]; 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ant</text:p>
          </table:table-cell>
          <table:table-cell office:value-type="float" office:value="18.1" calcext:value-type="float">
            <text:p>18.1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float" office:value="2.76" calcext:value-type="float">
            <text:p>2.76</text:p>
          </table:table-cell>
          <table:table-cell office:value-type="float" office:value="3.46" calcext:value-type="float">
            <text:p>3.46</text:p>
          </table:table-cell>
          <table:table-cell office:value-type="float" office:value="20.22" calcext:value-type="float">
            <text:p>20.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A$1:.$A$33]; 3)" office:value-type="string" office:string-value="" calcext:value-type="error">
            <text:p>#VALUE!</text:p>
          </table:table-cell>
          <table:table-cell table:formula="of:=QUARTILE([.$B$1:.$B$33]; 3)" office:value-type="float" office:value="22.8" calcext:value-type="float">
            <text:p>22.8</text:p>
          </table:table-cell>
          <table:table-cell table:formula="of:=QUARTILE([.$C$1:.$C$33]; 3)" office:value-type="float" office:value="8" calcext:value-type="float">
            <text:p>8</text:p>
          </table:table-cell>
          <table:table-cell table:formula="of:=QUARTILE([.$D$1:.$D$33]; 3)" office:value-type="float" office:value="326" calcext:value-type="float">
            <text:p>326</text:p>
          </table:table-cell>
          <table:table-cell table:formula="of:=QUARTILE([.$E$1:.$E$33]; 3)" office:value-type="float" office:value="180" calcext:value-type="float">
            <text:p>180</text:p>
          </table:table-cell>
          <table:table-cell table:formula="of:=QUARTILE([.$F$1:.$F$33]; 3)" office:value-type="float" office:value="3.92" calcext:value-type="float">
            <text:p>3.92</text:p>
          </table:table-cell>
          <table:table-cell table:formula="of:=QUARTILE([.$G$1:.$G$33]; 3)" office:value-type="float" office:value="3.61" calcext:value-type="float">
            <text:p>3.61</text:p>
          </table:table-cell>
          <table:table-cell table:formula="of:=QUARTILE([.$H$1:.$H$33]; 3)" office:value-type="float" office:value="18.9" calcext:value-type="float">
            <text:p>18.9</text:p>
          </table:table-cell>
          <table:table-cell table:formula="of:=QUARTILE([.$I$1:.$I$33]; 3)" office:value-type="float" office:value="1" calcext:value-type="float">
            <text:p>1</text:p>
          </table:table-cell>
          <table:table-cell table:formula="of:=QUARTILE([.$J$1:.$J$33]; 3)" office:value-type="float" office:value="1" calcext:value-type="float">
            <text:p>1</text:p>
          </table:table-cell>
          <table:table-cell table:formula="of:=QUARTILE([.$K$1:.$K$33]; 3)" office:value-type="float" office:value="4" calcext:value-type="float">
            <text:p>4</text:p>
          </table:table-cell>
          <table:table-cell table:formula="of:=QUARTILE([.$L$1:.$L$33]; 3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ster 360</text:p>
          </table:table-cell>
          <table:table-cell office:value-type="float" office:value="14.3" calcext:value-type="float">
            <text:p>14.3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float" office:value="245" calcext:value-type="float">
            <text:p>245</text:p>
          </table:table-cell>
          <table:table-cell office:value-type="float" office:value="3.21" calcext:value-type="float">
            <text:p>3.21</text:p>
          </table:table-cell>
          <table:table-cell office:value-type="float" office:value="3.57" calcext:value-type="float">
            <text:p>3.57</text:p>
          </table:table-cell>
          <table:table-cell office:value-type="float" office:value="15.84" calcext:value-type="float">
            <text:p>15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ariance</text:p>
          </table:table-cell>
          <table:table-cell table:formula="of:=VAR([.$A$1:.$A$33])" office:value-type="string" office:string-value="" calcext:value-type="error">
            <text:p>#DIV/0!</text:p>
          </table:table-cell>
          <table:table-cell table:formula="of:=VAR([.$B$1:.$B$33])" office:value-type="float" office:value="36.3241028225807" calcext:value-type="float">
            <text:p>36.3241028225807</text:p>
          </table:table-cell>
          <table:table-cell table:formula="of:=VAR([.$C$1:.$C$33])" office:value-type="float" office:value="3.18951612903226" calcext:value-type="float">
            <text:p>3.18951612903226</text:p>
          </table:table-cell>
          <table:table-cell table:formula="of:=VAR([.$D$1:.$D$33])" office:value-type="float" office:value="15360.799828629" calcext:value-type="float">
            <text:p>15360.799828629</text:p>
          </table:table-cell>
          <table:table-cell table:formula="of:=VAR([.$E$1:.$E$33])" office:value-type="float" office:value="4700.86693548387" calcext:value-type="float">
            <text:p>4700.86693548387</text:p>
          </table:table-cell>
          <table:table-cell table:formula="of:=VAR([.$F$1:.$F$33])" office:value-type="float" office:value="0.285881350806452" calcext:value-type="float">
            <text:p>0.285881350806452</text:p>
          </table:table-cell>
          <table:table-cell table:formula="of:=VAR([.$G$1:.$G$33])" office:value-type="float" office:value="0.957378967741936" calcext:value-type="float">
            <text:p>0.957378967741936</text:p>
          </table:table-cell>
          <table:table-cell table:formula="of:=VAR([.$H$1:.$H$33])" office:value-type="float" office:value="3.19316612903226" calcext:value-type="float">
            <text:p>3.19316612903226</text:p>
          </table:table-cell>
          <table:table-cell table:formula="of:=VAR([.$I$1:.$I$33])" office:value-type="float" office:value="0.254032258064516" calcext:value-type="float">
            <text:p>0.254032258064516</text:p>
          </table:table-cell>
          <table:table-cell table:formula="of:=VAR([.$J$1:.$J$33])" office:value-type="float" office:value="0.248991935483871" calcext:value-type="float">
            <text:p>0.248991935483871</text:p>
          </table:table-cell>
          <table:table-cell table:formula="of:=VAR([.$K$1:.$K$33])" office:value-type="float" office:value="0.544354838709677" calcext:value-type="float">
            <text:p>0.544354838709677</text:p>
          </table:table-cell>
          <table:table-cell table:formula="of:=VAR([.$L$1:.$L$33])" office:value-type="float" office:value="2.60887096774194" calcext:value-type="float">
            <text:p>2.60887096774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 240D</text:p>
          </table:table-cell>
          <table:table-cell office:value-type="float" office:value="24.4" calcext:value-type="float">
            <text:p>24.4</text:p>
          </table:table-cell>
          <table:table-cell office:value-type="float" office:value="4" calcext:value-type="float">
            <text:p>4</text:p>
          </table:table-cell>
          <table:table-cell office:value-type="float" office:value="146.7" calcext:value-type="float">
            <text:p>146.7</text:p>
          </table:table-cell>
          <table:table-cell office:value-type="float" office:value="62" calcext:value-type="float">
            <text:p>62</text:p>
          </table:table-cell>
          <table:table-cell office:value-type="float" office:value="3.69" calcext:value-type="float">
            <text:p>3.69</text:p>
          </table:table-cell>
          <table:table-cell office:value-type="float" office:value="3.19" calcext:value-type="float">
            <text:p>3.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A$1:.$A$33])" office:value-type="string" office:string-value="" calcext:value-type="error">
            <text:p>#DIV/0!</text:p>
          </table:table-cell>
          <table:table-cell table:formula="of:=STDEV([.$B$1:.$B$33])" office:value-type="float" office:value="6.02694805208911" calcext:value-type="float">
            <text:p>6.02694805208911</text:p>
          </table:table-cell>
          <table:table-cell table:formula="of:=STDEV([.$C$1:.$C$33])" office:value-type="float" office:value="1.78592164694654" calcext:value-type="float">
            <text:p>1.78592164694654</text:p>
          </table:table-cell>
          <table:table-cell table:formula="of:=STDEV([.$D$1:.$D$33])" office:value-type="float" office:value="123.938693831382" calcext:value-type="float">
            <text:p>123.938693831382</text:p>
          </table:table-cell>
          <table:table-cell table:formula="of:=STDEV([.$E$1:.$E$33])" office:value-type="float" office:value="68.5628684893206" calcext:value-type="float">
            <text:p>68.5628684893206</text:p>
          </table:table-cell>
          <table:table-cell table:formula="of:=STDEV([.$F$1:.$F$33])" office:value-type="float" office:value="0.534678736070972" calcext:value-type="float">
            <text:p>0.534678736070972</text:p>
          </table:table-cell>
          <table:table-cell table:formula="of:=STDEV([.$G$1:.$G$33])" office:value-type="float" office:value="0.978457442989697" calcext:value-type="float">
            <text:p>0.978457442989697</text:p>
          </table:table-cell>
          <table:table-cell table:formula="of:=STDEV([.$H$1:.$H$33])" office:value-type="float" office:value="1.78694323609684" calcext:value-type="float">
            <text:p>1.78694323609684</text:p>
          </table:table-cell>
          <table:table-cell table:formula="of:=STDEV([.$I$1:.$I$33])" office:value-type="float" office:value="0.504016128774185" calcext:value-type="float">
            <text:p>0.504016128774185</text:p>
          </table:table-cell>
          <table:table-cell table:formula="of:=STDEV([.$J$1:.$J$33])" office:value-type="float" office:value="0.498990917235846" calcext:value-type="float">
            <text:p>0.498990917235846</text:p>
          </table:table-cell>
          <table:table-cell table:formula="of:=STDEV([.$K$1:.$K$33])" office:value-type="float" office:value="0.737804065256947" calcext:value-type="float">
            <text:p>0.737804065256947</text:p>
          </table:table-cell>
          <table:table-cell table:formula="of:=STDEV([.$L$1:.$L$33])" office:value-type="float" office:value="1.61519997763185" calcext:value-type="float">
            <text:p>1.61519997763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 230</text:p>
          </table:table-cell>
          <table:table-cell office:value-type="float" office:value="22.8" calcext:value-type="float">
            <text:p>22.8</text:p>
          </table:table-cell>
          <table:table-cell office:value-type="float" office:value="4" calcext:value-type="float">
            <text:p>4</text:p>
          </table:table-cell>
          <table:table-cell office:value-type="float" office:value="140.8" calcext:value-type="float">
            <text:p>140.8</text:p>
          </table:table-cell>
          <table:table-cell office:value-type="float" office:value="95" calcext:value-type="float">
            <text:p>95</text:p>
          </table:table-cell>
          <table:table-cell office:value-type="float" office:value="3.92" calcext:value-type="float">
            <text:p>3.92</text:p>
          </table:table-cell>
          <table:table-cell office:value-type="float" office:value="3.15" calcext:value-type="float">
            <text:p>3.15</text:p>
          </table:table-cell>
          <table:table-cell office:value-type="float" office:value="22.9" calcext:value-type="float">
            <text:p>22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rtosis</text:p>
          </table:table-cell>
          <table:table-cell table:formula="of:=KURT([.$A$1:.$A$33])" office:value-type="string" office:string-value="" calcext:value-type="error">
            <text:p>#DIV/0!</text:p>
          </table:table-cell>
          <table:table-cell table:formula="of:=KURT([.$B$1:.$B$33])" office:value-type="float" office:value="-0.0220062914240842" calcext:value-type="float">
            <text:p>-0.0220062914240842</text:p>
          </table:table-cell>
          <table:table-cell table:formula="of:=KURT([.$C$1:.$C$33])" office:value-type="float" office:value="-1.7627938970112" calcext:value-type="float">
            <text:p>-1.7627938970112</text:p>
          </table:table-cell>
          <table:table-cell table:formula="of:=KURT([.$D$1:.$D$33])" office:value-type="float" office:value="-1.06752340014347" calcext:value-type="float">
            <text:p>-1.06752340014347</text:p>
          </table:table-cell>
          <table:table-cell table:formula="of:=KURT([.$E$1:.$E$33])" office:value-type="float" office:value="0.275211587537114" calcext:value-type="float">
            <text:p>0.275211587537114</text:p>
          </table:table-cell>
          <table:table-cell table:formula="of:=KURT([.$F$1:.$F$33])" office:value-type="float" office:value="-0.450432451127173" calcext:value-type="float">
            <text:p>-0.450432451127173</text:p>
          </table:table-cell>
          <table:table-cell table:formula="of:=KURT([.$G$1:.$G$33])" office:value-type="float" office:value="0.416594669634927" calcext:value-type="float">
            <text:p>0.416594669634927</text:p>
          </table:table-cell>
          <table:table-cell table:formula="of:=KURT([.$H$1:.$H$33])" office:value-type="float" office:value="0.864930652864534" calcext:value-type="float">
            <text:p>0.864930652864534</text:p>
          </table:table-cell>
          <table:table-cell table:formula="of:=KURT([.$I$1:.$I$33])" office:value-type="float" office:value="-2.06327312534209" calcext:value-type="float">
            <text:p>-2.06327312534209</text:p>
          </table:table-cell>
          <table:table-cell table:formula="of:=KURT([.$J$1:.$J$33])" office:value-type="float" office:value="-1.96655032807483" calcext:value-type="float">
            <text:p>-1.96655032807483</text:p>
          </table:table-cell>
          <table:table-cell table:formula="of:=KURT([.$K$1:.$K$33])" office:value-type="float" office:value="-0.895291613452534" calcext:value-type="float">
            <text:p>-0.895291613452534</text:p>
          </table:table-cell>
          <table:table-cell table:formula="of:=KURT([.$L$1:.$L$33])" office:value-type="float" office:value="2.02005930808117" calcext:value-type="float">
            <text:p>2.02005930808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 280</text:p>
          </table:table-cell>
          <table:table-cell office:value-type="float" office:value="19.2" calcext:value-type="float">
            <text:p>19.2</text:p>
          </table:table-cell>
          <table:table-cell office:value-type="float" office:value="6" calcext:value-type="float">
            <text:p>6</text:p>
          </table:table-cell>
          <table:table-cell office:value-type="float" office:value="167.6" calcext:value-type="float">
            <text:p>167.6</text:p>
          </table:table-cell>
          <table:table-cell office:value-type="float" office:value="123" calcext:value-type="float">
            <text:p>123</text:p>
          </table:table-cell>
          <table:table-cell office:value-type="float" office:value="3.92" calcext:value-type="float">
            <text:p>3.92</text:p>
          </table:table-cell>
          <table:table-cell office:value-type="float" office:value="3.44" calcext:value-type="float">
            <text:p>3.44</text:p>
          </table:table-cell>
          <table:table-cell office:value-type="float" office:value="18.3" calcext:value-type="float">
            <text:p>18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Skewness</text:p>
          </table:table-cell>
          <table:table-cell table:formula="of:=SKEW([.$A$1:.$A$33])" office:value-type="string" office:string-value="" calcext:value-type="error">
            <text:p>#DIV/0!</text:p>
          </table:table-cell>
          <table:table-cell table:formula="of:=SKEW([.$B$1:.$B$33])" office:value-type="float" office:value="0.672377137629083" calcext:value-type="float">
            <text:p>0.672377137629083</text:p>
          </table:table-cell>
          <table:table-cell table:formula="of:=SKEW([.$C$1:.$C$33])" office:value-type="float" office:value="-0.192260860069347" calcext:value-type="float">
            <text:p>-0.192260860069347</text:p>
          </table:table-cell>
          <table:table-cell table:formula="of:=SKEW([.$D$1:.$D$33])" office:value-type="float" office:value="0.420233121470045" calcext:value-type="float">
            <text:p>0.420233121470045</text:p>
          </table:table-cell>
          <table:table-cell table:formula="of:=SKEW([.$E$1:.$E$33])" office:value-type="float" office:value="0.799406692595638" calcext:value-type="float">
            <text:p>0.799406692595638</text:p>
          </table:table-cell>
          <table:table-cell table:formula="of:=SKEW([.$F$1:.$F$33])" office:value-type="float" office:value="0.292780213240835" calcext:value-type="float">
            <text:p>0.292780213240835</text:p>
          </table:table-cell>
          <table:table-cell table:formula="of:=SKEW([.$G$1:.$G$33])" office:value-type="float" office:value="0.465916106792987" calcext:value-type="float">
            <text:p>0.465916106792987</text:p>
          </table:table-cell>
          <table:table-cell table:formula="of:=SKEW([.$H$1:.$H$33])" office:value-type="float" office:value="0.406346629240497" calcext:value-type="float">
            <text:p>0.406346629240497</text:p>
          </table:table-cell>
          <table:table-cell table:formula="of:=SKEW([.$I$1:.$I$33])" office:value-type="float" office:value="0.264541798806345" calcext:value-type="float">
            <text:p>0.264541798806345</text:p>
          </table:table-cell>
          <table:table-cell table:formula="of:=SKEW([.$J$1:.$J$33])" office:value-type="float" office:value="0.400808898702801" calcext:value-type="float">
            <text:p>0.400808898702801</text:p>
          </table:table-cell>
          <table:table-cell table:formula="of:=SKEW([.$K$1:.$K$33])" office:value-type="float" office:value="0.582308569254098" calcext:value-type="float">
            <text:p>0.582308569254098</text:p>
          </table:table-cell>
          <table:table-cell table:formula="of:=SKEW([.$L$1:.$L$33])" office:value-type="float" office:value="1.15709111273815" calcext:value-type="float">
            <text:p>1.15709111273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 280C</text:p>
          </table:table-cell>
          <table:table-cell office:value-type="float" office:value="17.8" calcext:value-type="float">
            <text:p>17.8</text:p>
          </table:table-cell>
          <table:table-cell office:value-type="float" office:value="6" calcext:value-type="float">
            <text:p>6</text:p>
          </table:table-cell>
          <table:table-cell office:value-type="float" office:value="167.6" calcext:value-type="float">
            <text:p>167.6</text:p>
          </table:table-cell>
          <table:table-cell office:value-type="float" office:value="123" calcext:value-type="float">
            <text:p>123</text:p>
          </table:table-cell>
          <table:table-cell office:value-type="float" office:value="3.92" calcext:value-type="float">
            <text:p>3.92</text:p>
          </table:table-cell>
          <table:table-cell office:value-type="float" office:value="3.44" calcext:value-type="float">
            <text:p>3.44</text:p>
          </table:table-cell>
          <table:table-cell office:value-type="float" office:value="18.9" calcext:value-type="float">
            <text:p>18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Range</text:p>
          </table:table-cell>
          <table:table-cell table:formula="of:=MAX([.$A$1:.$A$33])-MIN([.$A$1:.$A$33])" office:value-type="float" office:value="0" calcext:value-type="float">
            <text:p>0</text:p>
          </table:table-cell>
          <table:table-cell table:formula="of:=MAX([.$B$1:.$B$33])-MIN([.$B$1:.$B$33])" office:value-type="float" office:value="23.5" calcext:value-type="float">
            <text:p>23.5</text:p>
          </table:table-cell>
          <table:table-cell table:formula="of:=MAX([.$C$1:.$C$33])-MIN([.$C$1:.$C$33])" office:value-type="float" office:value="4" calcext:value-type="float">
            <text:p>4</text:p>
          </table:table-cell>
          <table:table-cell table:formula="of:=MAX([.$D$1:.$D$33])-MIN([.$D$1:.$D$33])" office:value-type="float" office:value="400.9" calcext:value-type="float">
            <text:p>400.9</text:p>
          </table:table-cell>
          <table:table-cell table:formula="of:=MAX([.$E$1:.$E$33])-MIN([.$E$1:.$E$33])" office:value-type="float" office:value="283" calcext:value-type="float">
            <text:p>283</text:p>
          </table:table-cell>
          <table:table-cell table:formula="of:=MAX([.$F$1:.$F$33])-MIN([.$F$1:.$F$33])" office:value-type="float" office:value="2.17" calcext:value-type="float">
            <text:p>2.17</text:p>
          </table:table-cell>
          <table:table-cell table:formula="of:=MAX([.$G$1:.$G$33])-MIN([.$G$1:.$G$33])" office:value-type="float" office:value="3.911" calcext:value-type="float">
            <text:p>3.911</text:p>
          </table:table-cell>
          <table:table-cell table:formula="of:=MAX([.$H$1:.$H$33])-MIN([.$H$1:.$H$33])" office:value-type="float" office:value="8.4" calcext:value-type="float">
            <text:p>8.4</text:p>
          </table:table-cell>
          <table:table-cell table:formula="of:=MAX([.$I$1:.$I$33])-MIN([.$I$1:.$I$33])" office:value-type="float" office:value="1" calcext:value-type="float">
            <text:p>1</text:p>
          </table:table-cell>
          <table:table-cell table:formula="of:=MAX([.$J$1:.$J$33])-MIN([.$J$1:.$J$33])" office:value-type="float" office:value="1" calcext:value-type="float">
            <text:p>1</text:p>
          </table:table-cell>
          <table:table-cell table:formula="of:=MAX([.$K$1:.$K$33])-MIN([.$K$1:.$K$33])" office:value-type="float" office:value="2" calcext:value-type="float">
            <text:p>2</text:p>
          </table:table-cell>
          <table:table-cell table:formula="of:=MAX([.$L$1:.$L$33])-MIN([.$L$1:.$L$33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 450SE</text:p>
          </table:table-cell>
          <table:table-cell office:value-type="float" office:value="16.4" calcext:value-type="float">
            <text:p>16.4</text:p>
          </table:table-cell>
          <table:table-cell office:value-type="float" office:value="8" calcext:value-type="float">
            <text:p>8</text:p>
          </table:table-cell>
          <table:table-cell office:value-type="float" office:value="275.8" calcext:value-type="float">
            <text:p>275.8</text:p>
          </table:table-cell>
          <table:table-cell office:value-type="float" office:value="180" calcext:value-type="float">
            <text:p>180</text:p>
          </table:table-cell>
          <table:table-cell office:value-type="float" office:value="3.07" calcext:value-type="float">
            <text:p>3.07</text:p>
          </table:table-cell>
          <table:table-cell office:value-type="float" office:value="4.07" calcext:value-type="float">
            <text:p>4.07</text:p>
          </table:table-cell>
          <table:table-cell office:value-type="float" office:value="17.4" calcext:value-type="float">
            <text:p>17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Minimum</text:p>
          </table:table-cell>
          <table:table-cell table:formula="of:=MIN([.$A$1:.$A$33])" office:value-type="float" office:value="0" calcext:value-type="float">
            <text:p>0</text:p>
          </table:table-cell>
          <table:table-cell table:formula="of:=MIN([.$B$1:.$B$33])" office:value-type="float" office:value="10.4" calcext:value-type="float">
            <text:p>10.4</text:p>
          </table:table-cell>
          <table:table-cell table:formula="of:=MIN([.$C$1:.$C$33])" office:value-type="float" office:value="4" calcext:value-type="float">
            <text:p>4</text:p>
          </table:table-cell>
          <table:table-cell table:formula="of:=MIN([.$D$1:.$D$33])" office:value-type="float" office:value="71.1" calcext:value-type="float">
            <text:p>71.1</text:p>
          </table:table-cell>
          <table:table-cell table:formula="of:=MIN([.$E$1:.$E$33])" office:value-type="float" office:value="52" calcext:value-type="float">
            <text:p>52</text:p>
          </table:table-cell>
          <table:table-cell table:formula="of:=MIN([.$F$1:.$F$33])" office:value-type="float" office:value="2.76" calcext:value-type="float">
            <text:p>2.76</text:p>
          </table:table-cell>
          <table:table-cell table:formula="of:=MIN([.$G$1:.$G$33])" office:value-type="float" office:value="1.513" calcext:value-type="float">
            <text:p>1.513</text:p>
          </table:table-cell>
          <table:table-cell table:formula="of:=MIN([.$H$1:.$H$33])" office:value-type="float" office:value="14.5" calcext:value-type="float">
            <text:p>14.5</text:p>
          </table:table-cell>
          <table:table-cell table:formula="of:=MIN([.$I$1:.$I$33])" office:value-type="float" office:value="0" calcext:value-type="float">
            <text:p>0</text:p>
          </table:table-cell>
          <table:table-cell table:formula="of:=MIN([.$J$1:.$J$33])" office:value-type="float" office:value="0" calcext:value-type="float">
            <text:p>0</text:p>
          </table:table-cell>
          <table:table-cell table:formula="of:=MIN([.$K$1:.$K$33])" office:value-type="float" office:value="3" calcext:value-type="float">
            <text:p>3</text:p>
          </table:table-cell>
          <table:table-cell table:formula="of:=MIN([.$L$1:.$L$3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 450SL</text:p>
          </table:table-cell>
          <table:table-cell office:value-type="float" office:value="17.3" calcext:value-type="float">
            <text:p>17.3</text:p>
          </table:table-cell>
          <table:table-cell office:value-type="float" office:value="8" calcext:value-type="float">
            <text:p>8</text:p>
          </table:table-cell>
          <table:table-cell office:value-type="float" office:value="275.8" calcext:value-type="float">
            <text:p>275.8</text:p>
          </table:table-cell>
          <table:table-cell office:value-type="float" office:value="180" calcext:value-type="float">
            <text:p>180</text:p>
          </table:table-cell>
          <table:table-cell office:value-type="float" office:value="3.07" calcext:value-type="float">
            <text:p>3.07</text:p>
          </table:table-cell>
          <table:table-cell office:value-type="float" office:value="3.73" calcext:value-type="float">
            <text:p>3.73</text:p>
          </table:table-cell>
          <table:table-cell office:value-type="float" office:value="17.6" calcext:value-type="float">
            <text:p>17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Maximum</text:p>
          </table:table-cell>
          <table:table-cell table:formula="of:=MAX([.$A$1:.$A$33])" office:value-type="float" office:value="0" calcext:value-type="float">
            <text:p>0</text:p>
          </table:table-cell>
          <table:table-cell table:formula="of:=MAX([.$B$1:.$B$33])" office:value-type="float" office:value="33.9" calcext:value-type="float">
            <text:p>33.9</text:p>
          </table:table-cell>
          <table:table-cell table:formula="of:=MAX([.$C$1:.$C$33])" office:value-type="float" office:value="8" calcext:value-type="float">
            <text:p>8</text:p>
          </table:table-cell>
          <table:table-cell table:formula="of:=MAX([.$D$1:.$D$33])" office:value-type="float" office:value="472" calcext:value-type="float">
            <text:p>472</text:p>
          </table:table-cell>
          <table:table-cell table:formula="of:=MAX([.$E$1:.$E$33])" office:value-type="float" office:value="335" calcext:value-type="float">
            <text:p>335</text:p>
          </table:table-cell>
          <table:table-cell table:formula="of:=MAX([.$F$1:.$F$33])" office:value-type="float" office:value="4.93" calcext:value-type="float">
            <text:p>4.93</text:p>
          </table:table-cell>
          <table:table-cell table:formula="of:=MAX([.$G$1:.$G$33])" office:value-type="float" office:value="5.424" calcext:value-type="float">
            <text:p>5.424</text:p>
          </table:table-cell>
          <table:table-cell table:formula="of:=MAX([.$H$1:.$H$33])" office:value-type="float" office:value="22.9" calcext:value-type="float">
            <text:p>22.9</text:p>
          </table:table-cell>
          <table:table-cell table:formula="of:=MAX([.$I$1:.$I$33])" office:value-type="float" office:value="1" calcext:value-type="float">
            <text:p>1</text:p>
          </table:table-cell>
          <table:table-cell table:formula="of:=MAX([.$J$1:.$J$33])" office:value-type="float" office:value="1" calcext:value-type="float">
            <text:p>1</text:p>
          </table:table-cell>
          <table:table-cell table:formula="of:=MAX([.$K$1:.$K$33])" office:value-type="float" office:value="5" calcext:value-type="float">
            <text:p>5</text:p>
          </table:table-cell>
          <table:table-cell table:formula="of:=MAX([.$L$1:.$L$33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 450SLC</text:p>
          </table:table-cell>
          <table:table-cell office:value-type="float" office:value="15.2" calcext:value-type="float">
            <text:p>15.2</text:p>
          </table:table-cell>
          <table:table-cell office:value-type="float" office:value="8" calcext:value-type="float">
            <text:p>8</text:p>
          </table:table-cell>
          <table:table-cell office:value-type="float" office:value="275.8" calcext:value-type="float">
            <text:p>275.8</text:p>
          </table:table-cell>
          <table:table-cell office:value-type="float" office:value="180" calcext:value-type="float">
            <text:p>180</text:p>
          </table:table-cell>
          <table:table-cell office:value-type="float" office:value="3.07" calcext:value-type="float">
            <text:p>3.07</text:p>
          </table:table-cell>
          <table:table-cell office:value-type="float" office:value="3.78" calcext:value-type="float">
            <text:p>3.7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um</text:p>
          </table:table-cell>
          <table:table-cell table:formula="of:=SUM([.$A$1:.$A$33])" office:value-type="float" office:value="0" calcext:value-type="float">
            <text:p>0</text:p>
          </table:table-cell>
          <table:table-cell table:formula="of:=SUM([.$B$1:.$B$33])" office:value-type="float" office:value="642.9" calcext:value-type="float">
            <text:p>642.9</text:p>
          </table:table-cell>
          <table:table-cell table:formula="of:=SUM([.$C$1:.$C$33])" office:value-type="float" office:value="198" calcext:value-type="float">
            <text:p>198</text:p>
          </table:table-cell>
          <table:table-cell table:formula="of:=SUM([.$D$1:.$D$33])" office:value-type="float" office:value="7383.1" calcext:value-type="float">
            <text:p>7383.1</text:p>
          </table:table-cell>
          <table:table-cell table:formula="of:=SUM([.$E$1:.$E$33])" office:value-type="float" office:value="4694" calcext:value-type="float">
            <text:p>4694</text:p>
          </table:table-cell>
          <table:table-cell table:formula="of:=SUM([.$F$1:.$F$33])" office:value-type="float" office:value="115.09" calcext:value-type="float">
            <text:p>115.09</text:p>
          </table:table-cell>
          <table:table-cell table:formula="of:=SUM([.$G$1:.$G$33])" office:value-type="float" office:value="102.952" calcext:value-type="float">
            <text:p>102.952</text:p>
          </table:table-cell>
          <table:table-cell table:formula="of:=SUM([.$H$1:.$H$33])" office:value-type="float" office:value="571.16" calcext:value-type="float">
            <text:p>571.16</text:p>
          </table:table-cell>
          <table:table-cell table:formula="of:=SUM([.$I$1:.$I$33])" office:value-type="float" office:value="14" calcext:value-type="float">
            <text:p>14</text:p>
          </table:table-cell>
          <table:table-cell table:formula="of:=SUM([.$J$1:.$J$33])" office:value-type="float" office:value="13" calcext:value-type="float">
            <text:p>13</text:p>
          </table:table-cell>
          <table:table-cell table:formula="of:=SUM([.$K$1:.$K$33])" office:value-type="float" office:value="118" calcext:value-type="float">
            <text:p>118</text:p>
          </table:table-cell>
          <table:table-cell table:formula="of:=SUM([.$L$1:.$L$33])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dillac Fleetwood</text:p>
          </table:table-cell>
          <table:table-cell office:value-type="float" office:value="10.4" calcext:value-type="float">
            <text:p>10.4</text:p>
          </table:table-cell>
          <table:table-cell office:value-type="float" office:value="8" calcext:value-type="float">
            <text:p>8</text:p>
          </table:table-cell>
          <table:table-cell office:value-type="float" office:value="472" calcext:value-type="float">
            <text:p>472</text:p>
          </table:table-cell>
          <table:table-cell office:value-type="float" office:value="205" calcext:value-type="float">
            <text:p>205</text:p>
          </table:table-cell>
          <table:table-cell office:value-type="float" office:value="2.93" calcext:value-type="float">
            <text:p>2.93</text:p>
          </table:table-cell>
          <table:table-cell office:value-type="float" office:value="5.25" calcext:value-type="float">
            <text:p>5.25</text:p>
          </table:table-cell>
          <table:table-cell office:value-type="float" office:value="17.98" calcext:value-type="float">
            <text:p>17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unt</text:p>
          </table:table-cell>
          <table:table-cell table:formula="of:=COUNT([.$A$1:.$A$33])" office:value-type="float" office:value="0" calcext:value-type="float">
            <text:p>0</text:p>
          </table:table-cell>
          <table:table-cell table:formula="of:=COUNT([.$B$1:.$B$33])" office:value-type="float" office:value="32" calcext:value-type="float">
            <text:p>32</text:p>
          </table:table-cell>
          <table:table-cell table:formula="of:=COUNT([.$C$1:.$C$33])" office:value-type="float" office:value="32" calcext:value-type="float">
            <text:p>32</text:p>
          </table:table-cell>
          <table:table-cell table:formula="of:=COUNT([.$D$1:.$D$33])" office:value-type="float" office:value="32" calcext:value-type="float">
            <text:p>32</text:p>
          </table:table-cell>
          <table:table-cell table:formula="of:=COUNT([.$E$1:.$E$33])" office:value-type="float" office:value="32" calcext:value-type="float">
            <text:p>32</text:p>
          </table:table-cell>
          <table:table-cell table:formula="of:=COUNT([.$F$1:.$F$33])" office:value-type="float" office:value="32" calcext:value-type="float">
            <text:p>32</text:p>
          </table:table-cell>
          <table:table-cell table:formula="of:=COUNT([.$G$1:.$G$33])" office:value-type="float" office:value="32" calcext:value-type="float">
            <text:p>32</text:p>
          </table:table-cell>
          <table:table-cell table:formula="of:=COUNT([.$H$1:.$H$33])" office:value-type="float" office:value="32" calcext:value-type="float">
            <text:p>32</text:p>
          </table:table-cell>
          <table:table-cell table:formula="of:=COUNT([.$I$1:.$I$33])" office:value-type="float" office:value="32" calcext:value-type="float">
            <text:p>32</text:p>
          </table:table-cell>
          <table:table-cell table:formula="of:=COUNT([.$J$1:.$J$33])" office:value-type="float" office:value="32" calcext:value-type="float">
            <text:p>32</text:p>
          </table:table-cell>
          <table:table-cell table:formula="of:=COUNT([.$K$1:.$K$33])" office:value-type="float" office:value="32" calcext:value-type="float">
            <text:p>32</text:p>
          </table:table-cell>
          <table:table-cell table:formula="of:=COUNT([.$L$1:.$L$33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coln Continental</text:p>
          </table:table-cell>
          <table:table-cell office:value-type="float" office:value="10.4" calcext:value-type="float">
            <text:p>10.4</text:p>
          </table:table-cell>
          <table:table-cell office:value-type="float" office:value="8" calcext:value-type="float">
            <text:p>8</text:p>
          </table:table-cell>
          <table:table-cell office:value-type="float" office:value="460" calcext:value-type="float">
            <text:p>460</text:p>
          </table:table-cell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float" office:value="5.424" calcext:value-type="float">
            <text:p>5.424</text:p>
          </table:table-cell>
          <table:table-cell office:value-type="float" office:value="17.82" calcext:value-type="float">
            <text:p>17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hrysler Imperial</text:p>
          </table:table-cell>
          <table:table-cell office:value-type="float" office:value="14.7" calcext:value-type="float">
            <text:p>14.7</text:p>
          </table:table-cell>
          <table:table-cell office:value-type="float" office:value="8" calcext:value-type="float">
            <text:p>8</text:p>
          </table:table-cell>
          <table:table-cell office:value-type="float" office:value="440" calcext:value-type="float">
            <text:p>440</text:p>
          </table:table-cell>
          <table:table-cell office:value-type="float" office:value="230" calcext:value-type="float">
            <text:p>230</text:p>
          </table:table-cell>
          <table:table-cell office:value-type="float" office:value="3.23" calcext:value-type="float">
            <text:p>3.23</text:p>
          </table:table-cell>
          <table:table-cell office:value-type="float" office:value="5.345" calcext:value-type="float">
            <text:p>5.345</text:p>
          </table:table-cell>
          <table:table-cell office:value-type="float" office:value="17.42" calcext:value-type="float">
            <text:p>17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Correlations</text:p>
          </table:table-cell>
          <table:table-cell table:style-name="ce4" office:value-type="string" calcext:value-type="string">
            <text:p><text:span text:style-name="T1">model</text:span></text:p>
          </table:table-cell>
          <table:table-cell table:style-name="ce4" office:value-type="string" calcext:value-type="string">
            <text:p><text:span text:style-name="T1">mpg</text:span></text:p>
          </table:table-cell>
          <table:table-cell table:style-name="ce4" office:value-type="string" calcext:value-type="string">
            <text:p><text:span text:style-name="T1">cyl</text:span></text:p>
          </table:table-cell>
          <table:table-cell table:style-name="ce4" office:value-type="string" calcext:value-type="string">
            <text:p><text:span text:style-name="T1">disp</text:span></text:p>
          </table:table-cell>
          <table:table-cell table:style-name="ce4" office:value-type="string" calcext:value-type="string">
            <text:p><text:span text:style-name="T1">hp</text:span></text:p>
          </table:table-cell>
          <table:table-cell table:style-name="ce4" office:value-type="string" calcext:value-type="string">
            <text:p><text:span text:style-name="T1">drat</text:span></text:p>
          </table:table-cell>
          <table:table-cell table:style-name="ce4" office:value-type="string" calcext:value-type="string">
            <text:p><text:span text:style-name="T1">wt</text:span></text:p>
          </table:table-cell>
          <table:table-cell table:style-name="ce4" office:value-type="string" calcext:value-type="string">
            <text:p><text:span text:style-name="T1">qsec</text:span></text:p>
          </table:table-cell>
          <table:table-cell table:style-name="ce4" office:value-type="string" calcext:value-type="string">
            <text:p><text:span text:style-name="T1">vs</text:span></text:p>
          </table:table-cell>
          <table:table-cell table:style-name="ce4" office:value-type="string" calcext:value-type="string">
            <text:p><text:span text:style-name="T1">am</text:span></text:p>
          </table:table-cell>
          <table:table-cell table:style-name="ce4" office:value-type="string" calcext:value-type="string">
            <text:p><text:span text:style-name="T1">gear</text:span></text:p>
          </table:table-cell>
          <table:table-cell table:style-name="ce4" office:value-type="string" calcext:value-type="string">
            <text:p><text:span text:style-name="T1">carb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at 128</text:p>
          </table:table-cell>
          <table:table-cell office:value-type="float" office:value="32.4" calcext:value-type="float">
            <text:p>32.4</text:p>
          </table:table-cell>
          <table:table-cell office:value-type="float" office:value="4" calcext:value-type="float">
            <text:p>4</text:p>
          </table:table-cell>
          <table:table-cell office:value-type="float" office:value="78.7" calcext:value-type="float">
            <text:p>78.7</text:p>
          </table:table-cell>
          <table:table-cell office:value-type="float" office:value="66" calcext:value-type="float">
            <text:p>66</text:p>
          </table:table-cell>
          <table:table-cell office:value-type="float" office:value="4.08" calcext:value-type="float">
            <text:p>4.08</text:p>
          </table:table-cell>
          <table:table-cell office:value-type="float" office:value="2.2" calcext:value-type="float">
            <text:p>2.2</text:p>
          </table:table-cell>
          <table:table-cell office:value-type="float" office:value="19.47" calcext:value-type="float">
            <text:p>19.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del</text:p>
          </table:table-cell>
          <table:table-cell table:formula="of:=CORREL([$mtcars_2_analysis.$A$1:.$A$33]; [$mtcars_2_analysis.$A$1:.$A$33])" office:value-type="string" office:string-value="" calcext:value-type="error">
            <text:p>#VALUE!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nda Civic</text:p>
          </table:table-cell>
          <table:table-cell office:value-type="float" office:value="30.4" calcext:value-type="float">
            <text:p>30.4</text:p>
          </table:table-cell>
          <table:table-cell office:value-type="float" office:value="4" calcext:value-type="float">
            <text:p>4</text:p>
          </table:table-cell>
          <table:table-cell office:value-type="float" office:value="75.7" calcext:value-type="float">
            <text:p>75.7</text:p>
          </table:table-cell>
          <table:table-cell office:value-type="float" office:value="52" calcext:value-type="float">
            <text:p>52</text:p>
          </table:table-cell>
          <table:table-cell office:value-type="float" office:value="4.93" calcext:value-type="float">
            <text:p>4.93</text:p>
          </table:table-cell>
          <table:table-cell office:value-type="float" office:value="1.615" calcext:value-type="float">
            <text:p>1.615</text:p>
          </table:table-cell>
          <table:table-cell office:value-type="float" office:value="18.52" calcext:value-type="float">
            <text:p>18.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pg</text:p>
          </table:table-cell>
          <table:table-cell table:formula="of:=CORREL([$mtcars_2_analysis.$A$1:.$A$33]; [$mtcars_2_analysis.$B$1:.$B$33])" office:value-type="string" office:string-value="" calcext:value-type="error">
            <text:p>#VALUE!</text:p>
          </table:table-cell>
          <table:table-cell table:formula="of:=CORREL([$mtcars_2_analysis.$B$1:.$B$33]; [$mtcars_2_analysis.$B$1:.$B$33]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yota Corolla</text:p>
          </table:table-cell>
          <table:table-cell office:value-type="float" office:value="33.9" calcext:value-type="float">
            <text:p>33.9</text:p>
          </table:table-cell>
          <table:table-cell office:value-type="float" office:value="4" calcext:value-type="float">
            <text:p>4</text:p>
          </table:table-cell>
          <table:table-cell office:value-type="float" office:value="71.1" calcext:value-type="float">
            <text:p>71.1</text:p>
          </table:table-cell>
          <table:table-cell office:value-type="float" office:value="65" calcext:value-type="float">
            <text:p>65</text:p>
          </table:table-cell>
          <table:table-cell office:value-type="float" office:value="4.22" calcext:value-type="float">
            <text:p>4.22</text:p>
          </table:table-cell>
          <table:table-cell office:value-type="float" office:value="1.835" calcext:value-type="float">
            <text:p>1.835</text:p>
          </table:table-cell>
          <table:table-cell office:value-type="float" office:value="19.9" calcext:value-type="float">
            <text:p>1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yl</text:p>
          </table:table-cell>
          <table:table-cell table:formula="of:=CORREL([$mtcars_2_analysis.$A$1:.$A$33]; [$mtcars_2_analysis.$C$1:.$C$33])" office:value-type="string" office:string-value="" calcext:value-type="error">
            <text:p>#VALUE!</text:p>
          </table:table-cell>
          <table:table-cell table:style-name="ce5" table:formula="of:=CORREL([$mtcars_2_analysis.$B$1:.$B$33]; [$mtcars_2_analysis.$C$1:.$C$33])" office:value-type="float" office:value="-0.852161959426613" calcext:value-type="float">
            <text:p>-0.852161959426613</text:p>
          </table:table-cell>
          <table:table-cell table:formula="of:=CORREL([$mtcars_2_analysis.$C$1:.$C$33]; [$mtcars_2_analysis.$C$1:.$C$33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yota Corona</text:p>
          </table:table-cell>
          <table:table-cell office:value-type="float" office:value="21.5" calcext:value-type="float">
            <text:p>21.5</text:p>
          </table:table-cell>
          <table:table-cell office:value-type="float" office:value="4" calcext:value-type="float">
            <text:p>4</text:p>
          </table:table-cell>
          <table:table-cell office:value-type="float" office:value="120.1" calcext:value-type="float">
            <text:p>120.1</text:p>
          </table:table-cell>
          <table:table-cell office:value-type="float" office:value="97" calcext:value-type="float">
            <text:p>97</text:p>
          </table:table-cell>
          <table:table-cell office:value-type="float" office:value="3.7" calcext:value-type="float">
            <text:p>3.7</text:p>
          </table:table-cell>
          <table:table-cell office:value-type="float" office:value="2.465" calcext:value-type="float">
            <text:p>2.465</text:p>
          </table:table-cell>
          <table:table-cell office:value-type="float" office:value="20.01" calcext:value-type="float">
            <text:p>2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</text:p>
          </table:table-cell>
          <table:table-cell table:formula="of:=CORREL([$mtcars_2_analysis.$A$1:.$A$33]; [$mtcars_2_analysis.$D$1:.$D$33])" office:value-type="string" office:string-value="" calcext:value-type="error">
            <text:p>#VALUE!</text:p>
          </table:table-cell>
          <table:table-cell table:formula="of:=CORREL([$mtcars_2_analysis.$B$1:.$B$33]; [$mtcars_2_analysis.$D$1:.$D$33])" office:value-type="float" office:value="-0.847551379262479" calcext:value-type="float">
            <text:p>-0.847551379262479</text:p>
          </table:table-cell>
          <table:table-cell table:style-name="ce6" table:formula="of:=CORREL([$mtcars_2_analysis.$C$1:.$C$33]; [$mtcars_2_analysis.$D$1:.$D$33])" office:value-type="float" office:value="0.902032872146999" calcext:value-type="float">
            <text:p>0.902032872146999</text:p>
          </table:table-cell>
          <table:table-cell table:formula="of:=CORREL([$mtcars_2_analysis.$D$1:.$D$33]; [$mtcars_2_analysis.$D$1:.$D$33]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dge Challenger</text:p>
          </table:table-cell>
          <table:table-cell office:value-type="float" office:value="15.5" calcext:value-type="float">
            <text:p>15.5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2.76" calcext:value-type="float">
            <text:p>2.76</text:p>
          </table:table-cell>
          <table:table-cell office:value-type="float" office:value="3.52" calcext:value-type="float">
            <text:p>3.52</text:p>
          </table:table-cell>
          <table:table-cell office:value-type="float" office:value="16.87" calcext:value-type="float">
            <text:p>16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p</text:p>
          </table:table-cell>
          <table:table-cell table:formula="of:=CORREL([$mtcars_2_analysis.$A$1:.$A$33]; [$mtcars_2_analysis.$E$1:.$E$33])" office:value-type="string" office:string-value="" calcext:value-type="error">
            <text:p>#VALUE!</text:p>
          </table:table-cell>
          <table:table-cell table:formula="of:=CORREL([$mtcars_2_analysis.$B$1:.$B$33]; [$mtcars_2_analysis.$E$1:.$E$33])" office:value-type="float" office:value="-0.776168371826586" calcext:value-type="float">
            <text:p>-0.776168371826586</text:p>
          </table:table-cell>
          <table:table-cell table:formula="of:=CORREL([$mtcars_2_analysis.$C$1:.$C$33]; [$mtcars_2_analysis.$E$1:.$E$33])" office:value-type="float" office:value="0.832447452721819" calcext:value-type="float">
            <text:p>0.832447452721819</text:p>
          </table:table-cell>
          <table:table-cell table:formula="of:=CORREL([$mtcars_2_analysis.$D$1:.$D$33]; [$mtcars_2_analysis.$E$1:.$E$33])" office:value-type="float" office:value="0.790948586369807" calcext:value-type="float">
            <text:p>0.790948586369807</text:p>
          </table:table-cell>
          <table:table-cell table:formula="of:=CORREL([$mtcars_2_analysis.$E$1:.$E$33]; [$mtcars_2_analysis.$E$1:.$E$33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MC Javelin</text:p>
          </table:table-cell>
          <table:table-cell office:value-type="float" office:value="15.2" calcext:value-type="float">
            <text:p>15.2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150" calcext:value-type="float">
            <text:p>150</text:p>
          </table:table-cell>
          <table:table-cell office:value-type="float" office:value="3.15" calcext:value-type="float">
            <text:p>3.15</text:p>
          </table:table-cell>
          <table:table-cell office:value-type="float" office:value="3.435" calcext:value-type="float">
            <text:p>3.435</text:p>
          </table:table-cell>
          <table:table-cell office:value-type="float" office:value="17.3" calcext:value-type="float">
            <text:p>1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rat</text:p>
          </table:table-cell>
          <table:table-cell table:formula="of:=CORREL([$mtcars_2_analysis.$A$1:.$A$33]; [$mtcars_2_analysis.$F$1:.$F$33])" office:value-type="string" office:string-value="" calcext:value-type="error">
            <text:p>#VALUE!</text:p>
          </table:table-cell>
          <table:table-cell table:formula="of:=CORREL([$mtcars_2_analysis.$B$1:.$B$33]; [$mtcars_2_analysis.$F$1:.$F$33])" office:value-type="float" office:value="0.681171907806749" calcext:value-type="float">
            <text:p>0.681171907806749</text:p>
          </table:table-cell>
          <table:table-cell table:formula="of:=CORREL([$mtcars_2_analysis.$C$1:.$C$33]; [$mtcars_2_analysis.$F$1:.$F$33])" office:value-type="float" office:value="-0.69993811382877" calcext:value-type="float">
            <text:p>-0.69993811382877</text:p>
          </table:table-cell>
          <table:table-cell table:formula="of:=CORREL([$mtcars_2_analysis.$D$1:.$D$33]; [$mtcars_2_analysis.$F$1:.$F$33])" office:value-type="float" office:value="-0.71021392716927" calcext:value-type="float">
            <text:p>-0.71021392716927</text:p>
          </table:table-cell>
          <table:table-cell table:formula="of:=CORREL([$mtcars_2_analysis.$E$1:.$E$33]; [$mtcars_2_analysis.$F$1:.$F$33])" office:value-type="float" office:value="-0.44875911687292" calcext:value-type="float">
            <text:p>-0.44875911687292</text:p>
          </table:table-cell>
          <table:table-cell table:formula="of:=CORREL([$mtcars_2_analysis.$F$1:.$F$33]; [$mtcars_2_analysis.$F$1:.$F$33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maro Z28</text:p>
          </table:table-cell>
          <table:table-cell office:value-type="float" office:value="13.3" calcext:value-type="float">
            <text:p>13.3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245" calcext:value-type="float">
            <text:p>245</text:p>
          </table:table-cell>
          <table:table-cell office:value-type="float" office:value="3.73" calcext:value-type="float">
            <text:p>3.73</text:p>
          </table:table-cell>
          <table:table-cell office:value-type="float" office:value="3.84" calcext:value-type="float">
            <text:p>3.84</text:p>
          </table:table-cell>
          <table:table-cell office:value-type="float" office:value="15.41" calcext:value-type="float">
            <text:p>15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t</text:p>
          </table:table-cell>
          <table:table-cell table:formula="of:=CORREL([$mtcars_2_analysis.$A$1:.$A$33]; [$mtcars_2_analysis.$G$1:.$G$33])" office:value-type="string" office:string-value="" calcext:value-type="error">
            <text:p>#VALUE!</text:p>
          </table:table-cell>
          <table:table-cell table:formula="of:=CORREL([$mtcars_2_analysis.$B$1:.$B$33]; [$mtcars_2_analysis.$G$1:.$G$33])" office:value-type="float" office:value="-0.867659376517228" calcext:value-type="float">
            <text:p>-0.867659376517228</text:p>
          </table:table-cell>
          <table:table-cell table:formula="of:=CORREL([$mtcars_2_analysis.$C$1:.$C$33]; [$mtcars_2_analysis.$G$1:.$G$33])" office:value-type="float" office:value="0.782495794463241" calcext:value-type="float">
            <text:p>0.782495794463241</text:p>
          </table:table-cell>
          <table:table-cell table:style-name="ce5" table:formula="of:=CORREL([$mtcars_2_analysis.$D$1:.$D$33]; [$mtcars_2_analysis.$G$1:.$G$33])" office:value-type="float" office:value="0.887979922058138" calcext:value-type="float">
            <text:p>0.887979922058138</text:p>
          </table:table-cell>
          <table:table-cell table:formula="of:=CORREL([$mtcars_2_analysis.$E$1:.$E$33]; [$mtcars_2_analysis.$G$1:.$G$33])" office:value-type="float" office:value="0.658747887344759" calcext:value-type="float">
            <text:p>0.658747887344759</text:p>
          </table:table-cell>
          <table:table-cell table:formula="of:=CORREL([$mtcars_2_analysis.$F$1:.$F$33]; [$mtcars_2_analysis.$G$1:.$G$33])" office:value-type="float" office:value="-0.712440646697372" calcext:value-type="float">
            <text:p>-0.712440646697372</text:p>
          </table:table-cell>
          <table:table-cell table:formula="of:=CORREL([$mtcars_2_analysis.$G$1:.$G$33]; [$mtcars_2_analysis.$G$1:.$G$33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ntiac Firebird</text:p>
          </table:table-cell>
          <table:table-cell office:value-type="float" office:value="19.2" calcext:value-type="float">
            <text:p>19.2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75" calcext:value-type="float">
            <text:p>175</text:p>
          </table:table-cell>
          <table:table-cell office:value-type="float" office:value="3.08" calcext:value-type="float">
            <text:p>3.08</text:p>
          </table:table-cell>
          <table:table-cell office:value-type="float" office:value="3.845" calcext:value-type="float">
            <text:p>3.845</text:p>
          </table:table-cell>
          <table:table-cell office:value-type="float" office:value="17.05" calcext:value-type="float">
            <text:p>17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qsec</text:p>
          </table:table-cell>
          <table:table-cell table:formula="of:=CORREL([$mtcars_2_analysis.$A$1:.$A$33]; [$mtcars_2_analysis.$H$1:.$H$33])" office:value-type="string" office:string-value="" calcext:value-type="error">
            <text:p>#VALUE!</text:p>
          </table:table-cell>
          <table:table-cell table:formula="of:=CORREL([$mtcars_2_analysis.$B$1:.$B$33]; [$mtcars_2_analysis.$H$1:.$H$33])" office:value-type="float" office:value="0.418684033921778" calcext:value-type="float">
            <text:p>0.418684033921778</text:p>
          </table:table-cell>
          <table:table-cell table:formula="of:=CORREL([$mtcars_2_analysis.$C$1:.$C$33]; [$mtcars_2_analysis.$H$1:.$H$33])" office:value-type="float" office:value="-0.591242073768869" calcext:value-type="float">
            <text:p>-0.591242073768869</text:p>
          </table:table-cell>
          <table:table-cell table:formula="of:=CORREL([$mtcars_2_analysis.$D$1:.$D$33]; [$mtcars_2_analysis.$H$1:.$H$33])" office:value-type="float" office:value="-0.433697880811014" calcext:value-type="float">
            <text:p>-0.433697880811014</text:p>
          </table:table-cell>
          <table:table-cell table:formula="of:=CORREL([$mtcars_2_analysis.$E$1:.$E$33]; [$mtcars_2_analysis.$H$1:.$H$33])" office:value-type="float" office:value="-0.708223388861953" calcext:value-type="float">
            <text:p>-0.708223388861953</text:p>
          </table:table-cell>
          <table:table-cell table:formula="of:=CORREL([$mtcars_2_analysis.$F$1:.$F$33]; [$mtcars_2_analysis.$H$1:.$H$33])" office:value-type="float" office:value="0.091204759651183" calcext:value-type="float">
            <text:p>0.091204759651183</text:p>
          </table:table-cell>
          <table:table-cell table:formula="of:=CORREL([$mtcars_2_analysis.$G$1:.$G$33]; [$mtcars_2_analysis.$H$1:.$H$33])" office:value-type="float" office:value="-0.174715878713405" calcext:value-type="float">
            <text:p>-0.174715878713405</text:p>
          </table:table-cell>
          <table:table-cell table:formula="of:=CORREL([$mtcars_2_analysis.$H$1:.$H$33]; [$mtcars_2_analysis.$H$1:.$H$33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at X1-9</text:p>
          </table:table-cell>
          <table:table-cell office:value-type="float" office:value="27.3" calcext:value-type="float">
            <text:p>27.3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4.08" calcext:value-type="float">
            <text:p>4.08</text:p>
          </table:table-cell>
          <table:table-cell office:value-type="float" office:value="1.935" calcext:value-type="float">
            <text:p>1.935</text:p>
          </table:table-cell>
          <table:table-cell office:value-type="float" office:value="18.9" calcext:value-type="float">
            <text:p>18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s</text:p>
          </table:table-cell>
          <table:table-cell table:formula="of:=CORREL([$mtcars_2_analysis.$A$1:.$A$33]; [$mtcars_2_analysis.$I$1:.$I$33])" office:value-type="string" office:string-value="" calcext:value-type="error">
            <text:p>#VALUE!</text:p>
          </table:table-cell>
          <table:table-cell table:formula="of:=CORREL([$mtcars_2_analysis.$B$1:.$B$33]; [$mtcars_2_analysis.$I$1:.$I$33])" office:value-type="float" office:value="0.664038919127593" calcext:value-type="float">
            <text:p>0.664038919127593</text:p>
          </table:table-cell>
          <table:table-cell table:formula="of:=CORREL([$mtcars_2_analysis.$C$1:.$C$33]; [$mtcars_2_analysis.$I$1:.$I$33])" office:value-type="float" office:value="-0.810811796083005" calcext:value-type="float">
            <text:p>-0.810811796083005</text:p>
          </table:table-cell>
          <table:table-cell table:formula="of:=CORREL([$mtcars_2_analysis.$D$1:.$D$33]; [$mtcars_2_analysis.$I$1:.$I$33])" office:value-type="float" office:value="-0.7104158907906" calcext:value-type="float">
            <text:p>-0.7104158907906</text:p>
          </table:table-cell>
          <table:table-cell table:formula="of:=CORREL([$mtcars_2_analysis.$E$1:.$E$33]; [$mtcars_2_analysis.$I$1:.$I$33])" office:value-type="float" office:value="-0.72309673735245" calcext:value-type="float">
            <text:p>-0.72309673735245</text:p>
          </table:table-cell>
          <table:table-cell table:formula="of:=CORREL([$mtcars_2_analysis.$F$1:.$F$33]; [$mtcars_2_analysis.$I$1:.$I$33])" office:value-type="float" office:value="0.440278464955349" calcext:value-type="float">
            <text:p>0.440278464955349</text:p>
          </table:table-cell>
          <table:table-cell table:formula="of:=CORREL([$mtcars_2_analysis.$G$1:.$G$33]; [$mtcars_2_analysis.$I$1:.$I$33])" office:value-type="float" office:value="-0.554915677663994" calcext:value-type="float">
            <text:p>-0.554915677663994</text:p>
          </table:table-cell>
          <table:table-cell table:style-name="ce5" table:formula="of:=CORREL([$mtcars_2_analysis.$H$1:.$H$33]; [$mtcars_2_analysis.$I$1:.$I$33])" office:value-type="float" office:value="0.744535443526254" calcext:value-type="float">
            <text:p>0.744535443526254</text:p>
          </table:table-cell>
          <table:table-cell table:formula="of:=CORREL([$mtcars_2_analysis.$I$1:.$I$33]; [$mtcars_2_analysis.$I$1:.$I$33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sche 914-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20.3" calcext:value-type="float">
            <text:p>120.3</text:p>
          </table:table-cell>
          <table:table-cell office:value-type="float" office:value="91" calcext:value-type="float">
            <text:p>91</text:p>
          </table:table-cell>
          <table:table-cell office:value-type="float" office:value="4.43" calcext:value-type="float">
            <text:p>4.43</text:p>
          </table:table-cell>
          <table:table-cell office:value-type="float" office:value="2.14" calcext:value-type="float">
            <text:p>2.14</text:p>
          </table:table-cell>
          <table:table-cell office:value-type="float" office:value="16.7" calcext:value-type="float">
            <text:p>16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m</text:p>
          </table:table-cell>
          <table:table-cell table:formula="of:=CORREL([$mtcars_2_analysis.$A$1:.$A$33]; [$mtcars_2_analysis.$J$1:.$J$33])" office:value-type="string" office:string-value="" calcext:value-type="error">
            <text:p>#VALUE!</text:p>
          </table:table-cell>
          <table:table-cell table:formula="of:=CORREL([$mtcars_2_analysis.$B$1:.$B$33]; [$mtcars_2_analysis.$J$1:.$J$33])" office:value-type="float" office:value="0.599832429454648" calcext:value-type="float">
            <text:p>0.599832429454648</text:p>
          </table:table-cell>
          <table:table-cell table:formula="of:=CORREL([$mtcars_2_analysis.$C$1:.$C$33]; [$mtcars_2_analysis.$J$1:.$J$33])" office:value-type="float" office:value="-0.522607046900675" calcext:value-type="float">
            <text:p>-0.522607046900675</text:p>
          </table:table-cell>
          <table:table-cell table:formula="of:=CORREL([$mtcars_2_analysis.$D$1:.$D$33]; [$mtcars_2_analysis.$J$1:.$J$33])" office:value-type="float" office:value="-0.591227040063948" calcext:value-type="float">
            <text:p>-0.591227040063948</text:p>
          </table:table-cell>
          <table:table-cell table:formula="of:=CORREL([$mtcars_2_analysis.$E$1:.$E$33]; [$mtcars_2_analysis.$J$1:.$J$33])" office:value-type="float" office:value="-0.243204257185851" calcext:value-type="float">
            <text:p>-0.243204257185851</text:p>
          </table:table-cell>
          <table:table-cell table:style-name="ce5" table:formula="of:=CORREL([$mtcars_2_analysis.$F$1:.$F$33]; [$mtcars_2_analysis.$J$1:.$J$33])" office:value-type="float" office:value="0.71271112722627" calcext:value-type="float">
            <text:p>0.71271112722627</text:p>
          </table:table-cell>
          <table:table-cell table:formula="of:=CORREL([$mtcars_2_analysis.$G$1:.$G$33]; [$mtcars_2_analysis.$J$1:.$J$33])" office:value-type="float" office:value="-0.692495258839484" calcext:value-type="float">
            <text:p>-0.692495258839484</text:p>
          </table:table-cell>
          <table:table-cell table:formula="of:=CORREL([$mtcars_2_analysis.$H$1:.$H$33]; [$mtcars_2_analysis.$J$1:.$J$33])" office:value-type="float" office:value="-0.229860862184883" calcext:value-type="float">
            <text:p>-0.229860862184883</text:p>
          </table:table-cell>
          <table:table-cell table:formula="of:=CORREL([$mtcars_2_analysis.$I$1:.$I$33]; [$mtcars_2_analysis.$J$1:.$J$33])" office:value-type="float" office:value="0.168345124585359" calcext:value-type="float">
            <text:p>0.168345124585359</text:p>
          </table:table-cell>
          <table:table-cell table:formula="of:=CORREL([$mtcars_2_analysis.$J$1:.$J$33]; [$mtcars_2_analysis.$J$1:.$J$3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tus Europa</text:p>
          </table:table-cell>
          <table:table-cell office:value-type="float" office:value="30.4" calcext:value-type="float">
            <text:p>30.4</text:p>
          </table:table-cell>
          <table:table-cell office:value-type="float" office:value="4" calcext:value-type="float">
            <text:p>4</text:p>
          </table:table-cell>
          <table:table-cell office:value-type="float" office:value="95.1" calcext:value-type="float">
            <text:p>95.1</text:p>
          </table:table-cell>
          <table:table-cell office:value-type="float" office:value="113" calcext:value-type="float">
            <text:p>113</text:p>
          </table:table-cell>
          <table:table-cell office:value-type="float" office:value="3.77" calcext:value-type="float">
            <text:p>3.77</text:p>
          </table:table-cell>
          <table:table-cell office:value-type="float" office:value="1.513" calcext:value-type="float">
            <text:p>1.513</text:p>
          </table:table-cell>
          <table:table-cell office:value-type="float" office:value="16.9" calcext:value-type="float">
            <text:p>16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ear</text:p>
          </table:table-cell>
          <table:table-cell table:formula="of:=CORREL([$mtcars_2_analysis.$A$1:.$A$33]; [$mtcars_2_analysis.$K$1:.$K$33])" office:value-type="string" office:string-value="" calcext:value-type="error">
            <text:p>#VALUE!</text:p>
          </table:table-cell>
          <table:table-cell table:formula="of:=CORREL([$mtcars_2_analysis.$B$1:.$B$33]; [$mtcars_2_analysis.$K$1:.$K$33])" office:value-type="float" office:value="0.480284757338842" calcext:value-type="float">
            <text:p>0.480284757338842</text:p>
          </table:table-cell>
          <table:table-cell table:formula="of:=CORREL([$mtcars_2_analysis.$C$1:.$C$33]; [$mtcars_2_analysis.$K$1:.$K$33])" office:value-type="float" office:value="-0.492686599389471" calcext:value-type="float">
            <text:p>-0.492686599389471</text:p>
          </table:table-cell>
          <table:table-cell table:formula="of:=CORREL([$mtcars_2_analysis.$D$1:.$D$33]; [$mtcars_2_analysis.$K$1:.$K$33])" office:value-type="float" office:value="-0.555569198562483" calcext:value-type="float">
            <text:p>-0.555569198562483</text:p>
          </table:table-cell>
          <table:table-cell table:formula="of:=CORREL([$mtcars_2_analysis.$E$1:.$E$33]; [$mtcars_2_analysis.$K$1:.$K$33])" office:value-type="float" office:value="-0.125704258225474" calcext:value-type="float">
            <text:p>-0.125704258225474</text:p>
          </table:table-cell>
          <table:table-cell table:formula="of:=CORREL([$mtcars_2_analysis.$F$1:.$F$33]; [$mtcars_2_analysis.$K$1:.$K$33])" office:value-type="float" office:value="0.699610131934665" calcext:value-type="float">
            <text:p>0.699610131934665</text:p>
          </table:table-cell>
          <table:table-cell table:formula="of:=CORREL([$mtcars_2_analysis.$G$1:.$G$33]; [$mtcars_2_analysis.$K$1:.$K$33])" office:value-type="float" office:value="-0.583286996536648" calcext:value-type="float">
            <text:p>-0.583286996536648</text:p>
          </table:table-cell>
          <table:table-cell table:formula="of:=CORREL([$mtcars_2_analysis.$H$1:.$H$33]; [$mtcars_2_analysis.$K$1:.$K$33])" office:value-type="float" office:value="-0.212682229720365" calcext:value-type="float">
            <text:p>-0.212682229720365</text:p>
          </table:table-cell>
          <table:table-cell table:formula="of:=CORREL([$mtcars_2_analysis.$I$1:.$I$33]; [$mtcars_2_analysis.$K$1:.$K$33])" office:value-type="float" office:value="0.206023348733579" calcext:value-type="float">
            <text:p>0.206023348733579</text:p>
          </table:table-cell>
          <table:table-cell table:style-name="ce5" table:formula="of:=CORREL([$mtcars_2_analysis.$J$1:.$J$33]; [$mtcars_2_analysis.$K$1:.$K$33])" office:value-type="float" office:value="0.794058760256344" calcext:value-type="float">
            <text:p>0.794058760256344</text:p>
          </table:table-cell>
          <table:table-cell table:formula="of:=CORREL([$mtcars_2_analysis.$K$1:.$K$33]; [$mtcars_2_analysis.$K$1:.$K$3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d Pantera L</text:p>
          </table:table-cell>
          <table:table-cell office:value-type="float" office:value="15.8" calcext:value-type="float">
            <text:p>15.8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264" calcext:value-type="float">
            <text:p>264</text:p>
          </table:table-cell>
          <table:table-cell office:value-type="float" office:value="4.22" calcext:value-type="float">
            <text:p>4.22</text:p>
          </table:table-cell>
          <table:table-cell office:value-type="float" office:value="3.17" calcext:value-type="float">
            <text:p>3.17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rb</text:p>
          </table:table-cell>
          <table:table-cell table:formula="of:=CORREL([$mtcars_2_analysis.$A$1:.$A$33]; [$mtcars_2_analysis.$L$1:.$L$33])" office:value-type="string" office:string-value="" calcext:value-type="error">
            <text:p>#VALUE!</text:p>
          </table:table-cell>
          <table:table-cell table:formula="of:=CORREL([$mtcars_2_analysis.$B$1:.$B$33]; [$mtcars_2_analysis.$L$1:.$L$33])" office:value-type="float" office:value="-0.550925073902459" calcext:value-type="float">
            <text:p>-0.550925073902459</text:p>
          </table:table-cell>
          <table:table-cell table:formula="of:=CORREL([$mtcars_2_analysis.$C$1:.$C$33]; [$mtcars_2_analysis.$L$1:.$L$33])" office:value-type="float" office:value="0.526988293749643" calcext:value-type="float">
            <text:p>0.526988293749643</text:p>
          </table:table-cell>
          <table:table-cell table:formula="of:=CORREL([$mtcars_2_analysis.$D$1:.$D$33]; [$mtcars_2_analysis.$L$1:.$L$33])" office:value-type="float" office:value="0.394976864868969" calcext:value-type="float">
            <text:p>0.394976864868969</text:p>
          </table:table-cell>
          <table:table-cell table:style-name="ce5" table:formula="of:=CORREL([$mtcars_2_analysis.$E$1:.$E$33]; [$mtcars_2_analysis.$L$1:.$L$33])" office:value-type="float" office:value="0.74981247154911" calcext:value-type="float">
            <text:p>0.74981247154911</text:p>
          </table:table-cell>
          <table:table-cell table:formula="of:=CORREL([$mtcars_2_analysis.$F$1:.$F$33]; [$mtcars_2_analysis.$L$1:.$L$33])" office:value-type="float" office:value="-0.0907897988688673" calcext:value-type="float">
            <text:p>-0.0907897988688673</text:p>
          </table:table-cell>
          <table:table-cell table:formula="of:=CORREL([$mtcars_2_analysis.$G$1:.$G$33]; [$mtcars_2_analysis.$L$1:.$L$33])" office:value-type="float" office:value="0.427605937735487" calcext:value-type="float">
            <text:p>0.427605937735487</text:p>
          </table:table-cell>
          <table:table-cell table:formula="of:=CORREL([$mtcars_2_analysis.$H$1:.$H$33]; [$mtcars_2_analysis.$L$1:.$L$33])" office:value-type="float" office:value="-0.656249228338059" calcext:value-type="float">
            <text:p>-0.656249228338059</text:p>
          </table:table-cell>
          <table:table-cell table:formula="of:=CORREL([$mtcars_2_analysis.$I$1:.$I$33]; [$mtcars_2_analysis.$L$1:.$L$33])" office:value-type="float" office:value="-0.569607141006843" calcext:value-type="float">
            <text:p>-0.569607141006843</text:p>
          </table:table-cell>
          <table:table-cell table:formula="of:=CORREL([$mtcars_2_analysis.$J$1:.$J$33]; [$mtcars_2_analysis.$L$1:.$L$33])" office:value-type="float" office:value="0.0575343510705041" calcext:value-type="float">
            <text:p>0.0575343510705041</text:p>
          </table:table-cell>
          <table:table-cell table:formula="of:=CORREL([$mtcars_2_analysis.$K$1:.$K$33]; [$mtcars_2_analysis.$L$1:.$L$33])" office:value-type="float" office:value="0.274072836357522" calcext:value-type="float">
            <text:p>0.274072836357522</text:p>
          </table:table-cell>
          <table:table-cell table:formula="of:=CORREL([$mtcars_2_analysis.$L$1:.$L$33]; [$mtcars_2_analysis.$L$1:.$L$3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ari Dino</text:p>
          </table:table-cell>
          <table:table-cell office:value-type="float" office:value="19.7" calcext:value-type="float">
            <text:p>19.7</text:p>
          </table:table-cell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office:value-type="float" office:value="175" calcext:value-type="float">
            <text:p>175</text:p>
          </table:table-cell>
          <table:table-cell office:value-type="float" office:value="3.62" calcext:value-type="float">
            <text:p>3.62</text:p>
          </table:table-cell>
          <table:table-cell office:value-type="float" office:value="2.77" calcext:value-type="float">
            <text:p>2.77</text:p>
          </table:table-cell>
          <table:table-cell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serati Bora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.54" calcext:value-type="float">
            <text:p>3.54</text:p>
          </table:table-cell>
          <table:table-cell office:value-type="float" office:value="3.57" calcext:value-type="float">
            <text:p>3.57</text:p>
          </table:table-cell>
          <table:table-cell office:value-type="float" office:value="14.6" calcext:value-type="float">
            <text:p>14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olvo 142E</text:p>
          </table:table-cell>
          <table:table-cell office:value-type="float" office:value="21.4" calcext:value-type="float">
            <text:p>21.4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09" calcext:value-type="float">
            <text:p>109</text:p>
          </table:table-cell>
          <table:table-cell office:value-type="float" office:value="4.11" calcext:value-type="float">
            <text:p>4.11</text:p>
          </table:table-cell>
          <table:table-cell office:value-type="float" office:value="2.78" calcext:value-type="float">
            <text:p>2.78</text:p>
          </table:table-cell>
          <table:table-cell office:value-type="float" office:value="18.6" calcext:value-type="float">
            <text:p>18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 table:number-rows-repeated="1048542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27T00:52:43.301000000</dc:date>
    <meta:editing-duration>PT3H2M58S</meta:editing-duration>
    <meta:editing-cycles>11</meta:editing-cycles>
    <meta:generator>LibreOffice/24.8.1.2$Windows_X86_64 LibreOffice_project/87fa9aec1a63e70835390b81c40bb8993f1d4ff6</meta:generator>
    <meta:document-statistic meta:table-count="2" meta:cell-count="1103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2" chart:maximum="10" chart:origin="0" chart:interval-major="2" chart:interval-minor-divis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origin="0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3pt" style:font-size-asian="13pt" style:font-size-complex="13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1.99cm" svg:y="0.315cm" chart:style-name="ch2">
          <text:p>Cylinder Count Effect on Displacement in Various Vehicle Models</text:p>
        </chart:title>
        <chart:legend chart:legend-position="end" svg:x="14.585cm" svg:y="4.198cm" style:legend-expansion="high" chart:style-name="ch3"/>
        <chart:plot-area chart:style-name="ch4" table:cell-range-address="mtcars_2_analysis.C1:mtcars_2_analysis.D33" chart:data-source-has-labels="row" svg:x="1.321cm" svg:y="1.83cm" svg:width="12.944cm" svg:height="6.019cm">
          <chart:coordinate-region svg:x="2.172cm" svg:y="2.032cm" svg:width="11.891cm" svg:height="5.164cm"/>
          <chart:axis chart:dimension="x" chart:name="primary-x" chart:style-name="ch5">
            <chart:title svg:x="7.074cm" svg:y="8.029cm" chart:style-name="ch2">
              <text:p><text:span text:style-name="T1">Cylinders</text:span>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858cm" chart:style-name="ch9">
              <text:p><text:span text:style-name="T1">Displacement</text:span></text:p>
            </chart:title>
            <chart:grid chart:style-name="ch6" chart:class="major"/>
          </chart:axis>
          <chart:series chart:style-name="ch10" chart:values-cell-range-address="mtcars_2_analysis.D2:mtcars_2_analysis.D33" chart:label-cell-address="mtcars_2_analysis.D1:mtcars_2_analysis.D1" chart:class="chart:scatter">
            <chart:domain table:cell-range-address="mtcars_2_analysis.C2:mtcars_2_analysis.C33"/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isp</text:p>
                <draw:g>
                  <svg:desc>mtcars_2_analysis.D1:mtcars_2_analysi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mtcars_2_analysis.C2:mtcars_2_analysis.C33</svg:desc>
                </draw:g>
              </table:table-cell>
              <table:table-cell office:value-type="float" office:value="160">
                <text:p>160</text:p>
                <draw:g>
                  <svg:desc>mtcars_2_analysis.D2:mtcars_2_analysis.D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46.7">
                <text:p>146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40.8">
                <text:p>14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67.6">
                <text:p>167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67.6">
                <text:p>167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275.8">
                <text:p>275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275.8">
                <text:p>275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275.8">
                <text:p>275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120.1">
                <text:p>120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120.3">
                <text:p>120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121">
                <text:p>1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1.2$Windows_X86_64 LibreOffice_project/87fa9aec1a63e70835390b81c40bb8993f1d4ff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